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style:use-window-font-color="true" style:text-underline-style="none"/>
    </style:style>
    <style:style style:name="T1" style:family="text">
      <style:text-properties style:text-underline-style="none"/>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8496251564518404"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text:soft-page-break/>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text:soft-page-break/>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 et affecte les attributs</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public 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c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item>
                  <text:p text:style-name="P1">ajout perso : toString pour décrire la classe. Déjà un toString par défaut mais peut le réécrire.</text:p>
                </text:list-item>
              </text:list>
            </text:list-item>
            <text:list-item>
              <text:p text:style-name="P1">l'héritage</text:p>
              <text:list>
                <text:list-item>
                  <text:p text:style-name="P1"><text:soft-page-break/>principe de l'héritage</text:p>
                  <text:list>
                    <text:list-item>
                      <text:p text:style-name="P1">deux utilités principales</text:p>
                      <text:list>
                        <text:list-item>
                          <text:p text:style-name="P1">créer une classe qui se base sur une autre mais a des trucs en plus</text:p>
                        </text:list-item>
                        <text:list-item>
                          <text:p text:style-name="P1">factoriser : quand on change la base de la classe mère, pas besoin de rechanger dans la classe fille</text:p>
                        </text:list-item>
                      </text:list>
                    </text:list-item>
                    <text:list-item>
                      <text:p text:style-name="P1">vocabulaire</text:p>
                      <text:list>
                        <text:list-item>
                          <text:p text:style-name="P1">classe mère / classe de base : classe dont l'autre hérite</text:p>
                        </text:list-item>
                        <text:list-item>
                          <text:p text:style-name="P1">classe fille / classe héritée : classe qui hérite de la première</text:p>
                        </text:list-item>
                      </text:list>
                    </text:list-item>
                    <text:list-item>
                      <text:p text:style-name="P1">une classe mère peut avoir autant de classes filles qu'on veut</text:p>
                    </text:list-item>
                    <text:list-item>
                      <text:p text:style-name="P1">une classe fille peut elle même être mère d'une autre classe et ainsi de suite</text:p>
                    </text:list-item>
                    <text:list-item>
                      <text:p text:style-name="P1">les attributs et les méthodes sont hérités d'une classe à l'autre, viennent s'ajouter les méthodes propres à la classe fille</text:p>
                    </text:list-item>
                    <text:list-item>
                      <text:p text:style-name="P1">syntaxe en-tête classe hérité</text:p>
                      <text:list>
                        <text:list-item>
                          <text:p text:style-name="P1">public class classeFille extends classeMere</text:p>
                          <text:p text:style-name="P1">{<text:line-break/><text:tab/>…<text:line-break/>}</text:p>
                        </text:list-item>
                      </text:list>
                    </text:list-item>
                    <text:list-item>
                      <text:p text:style-name="P1">la classe fille n'a pas accés aux attributs et méthodes privés de la classe mère !!! Elle a accés aux méthodes et attributs public et protected !</text:p>
                    </text:list-item>
                    <text:list-item>
                      <text:p text:style-name="P1">si on ne créait pas de constructeur dans la classe fille, le constructeur par défaut créé automatiquement appelle le constructeur de la classe mère.</text:p>
                    </text:list-item>
                    <text:list-item>
                      <text:p text:style-name="P1">dans une classe fille, comment accéder aux attributs de la classe mère ?</text:p>
                      <text:list>
                        <text:list-item>
                          <text:p text:style-name="P1">modifier les attributs de la classe mère en protected</text:p>
                        </text:list-item>
                        <text:list-item>
                          <text:p text:style-name="P1">ou utiliser les accesseurs</text:p>
                        </text:list-item>
                      </text:list>
                    </text:list-item>
                    <text:list-item>
                      <text:p text:style-name="P1">différence avec C++ : impossible d'utiliser l'héritage multiple !!! Une classe ne peut descendre que d'une seule classe mère maximum</text:p>
                    </text:list-item>
                    <text:list-item>
                      <text:p text:style-name="P1">ceci parce que java veut éviter les conflits si deux classes ont même en-tête mais corps différents dans plusieurs classes mères. Interdit héritage multiple plutôt que de demander au programmeur de gérer conflit.</text:p>
                    </text:list-item>
                    <text:list-item>
                      <text:p text:style-name="P1">perso : appeler une méthode de la classe mère : super.methode()</text:p>
                    </text:list-item>
                    <text:list-item>
                      <text:p text:style-name="P1">appeler le constructeur de la classe mère : super(); (à appeler dans classe fille)</text:p>
                    </text:list-item>
                  </text:list>
                </text:list-item>
                <text:list-item>
                  <text:p text:style-name="P1">le polymorphisme</text:p>
                  <text:list>
                    <text:list-item>
                      <text:p text:style-name="P1">une méthode polymorphe est une méthode d'une classe mère dont le corps est différent dans plusieurs classes filles (mais même paramètres)</text:p>
                    </text:list-item>
                    <text:list-item>
                      <text:p text:style-name="P1">grand intérêt du polymorphisme : appeler une méthode sans connaître la classe de l'objet (donc sans connaître le corps de la méthode).</text:p>
                      <text:list>
                        <text:list-item>
                          <text:p text:style-name="P1">Ex : faire un tableau d'articles et appeler toString pour tous les éléments même s'ils se décrivent pas pareil</text:p>
                        </text:list-item>
                      </text:list>
                    </text:list-item>
                    <text:list-item>
                      <text:p text:style-name="P1">perso : pour faire un tableau d'objets : Classe[] obj = new Classe[n];</text:p>
                      <text:list>
                        <text:list-item>
                          <text:p text:style-name="P1">pas constructeurs appelés ???</text:p>
                        </text:list-item>
                        <text:list-item>
                          <text:p text:style-name="P1">peut être parce que c'est le constructeur du tableau qui est appelé pas des éléments</text:p>
                        </text:list-item>
                        <text:list-item>
                          <text:p text:style-name="P1">le "new" créait un tableau de 6 pointeurs vers des villes je pense</text:p>
                        </text:list-item>
                      </text:list>
                    </text:list-item>
                    <text:list-item>
                      <text:p text:style-name="P1">différence type statique / dynamique</text:p>
                      <text:list>
                        <text:list-item>
                          <text:p text:style-name="P1">statique</text:p>
                          <text:list>
                            <text:list-item>
                              <text:p text:style-name="P1">type considéré à la compilation</text:p>
                            </text:list-item>
                            <text:list-item>
                              <text:p text:style-name="P1">type donné à la variable lors de sa déclaration</text:p>
                            </text:list-item>
                            <text:list-item>
                              <text:p text:style-name="P1">ex : String mot;</text:p>
                            </text:list-item>
                          </text:list>
                        </text:list-item>
                        <text:list-item>
                          <text:p text:style-name="P1">dynamique</text:p>
                          <text:list>
                            <text:list-item>
                              <text:p text:style-name="P1">type considéré à l'interprétation</text:p>
                            </text:list-item>
                            <text:list-item>
                              <text:p text:style-name="P1"><text:soft-page-break/>type donné lors de son initialisation</text:p>
                            </text:list-item>
                            <text:list-item>
                              <text:p text:style-name="P1">ex : (…) = new String();</text:p>
                            </text:list-item>
                          </text:list>
                        </text:list-item>
                      </text:list>
                    </text:list-item>
                    <text:list-item>
                      <text:p text:style-name="P1">possibilité donner différent type statique et dynamique</text:p>
                      <text:list>
                        <text:list-item>
                          <text:p text:style-name="P1">type dynamique doit être classe fille de type statique</text:p>
                        </text:list-item>
                        <text:list-item>
                          <text:p text:style-name="P1">ex : Voiture v1 = new Peugeot();</text:p>
                        </text:list-item>
                        <text:list-item>
                          <text:p text:style-name="P1">exemple utilité : créer tableau articles et demander dans boucle a l'utilisateur ce qu'il veut</text:p>
                        </text:list-item>
                      </text:list>
                    </text:list-item>
                    <text:list-item>
                      <text:p text:style-name="P1">covariance et contravariance</text:p>
                      <text:list>
                        <text:list-item>
                          <text:p text:style-name="P1">covariance</text:p>
                          <text:list>
                            <text:list-item>
                              <text:p text:style-name="P1">une méthode redéfinie dans une sous classe peut prendre des paramètres qui sont sous classe des paramètres de la classe mère</text:p>
                            </text:list-item>
                            <text:list-item>
                              <text:p text:style-name="P1">ex : un placard prend des aliments, un frigo prend des aliments frais</text:p>
                            </text:list-item>
                          </text:list>
                        </text:list-item>
                        <text:list-item>
                          <text:p text:style-name="P1">contravariance</text:p>
                          <text:list>
                            <text:list-item>
                              <text:p text:style-name="P1">inverse : classe fille prend paramètres classe mère de paramètres d'avant</text:p>
                            </text:list-item>
                            <text:list-item>
                              <text:p text:style-name="P1">exemple : aucune idée de l'utilité... Verra plus tard ?</text:p>
                            </text:list-item>
                          </text:list>
                        </text:list-item>
                      </text:list>
                    </text:list-item>
                    <text:list-item>
                      <text:p text:style-name="P1">Object est la classe mère de toutes les classes en java</text:p>
                    </text:list-item>
                    <text:list-item>
                      <text:p text:style-name="P1">exemples méthodes hérités de la classe Object</text:p>
                      <text:list>
                        <text:list-item>
                          <text:p text:style-name="P1">equals()</text:p>
                        </text:list-item>
                        <text:list-item>
                          <text:p text:style-name="P1">toString()</text:p>
                        </text:list-item>
                        <text:list-item>
                          <text:p text:style-name="P1">hashCode()</text:p>
                        </text:list-item>
                      </text:list>
                    </text:list-item>
                    <text:list-item>
                      <text:p text:style-name="P1">raccourcis pour afficher la description d'un objet avec toString :</text:p>
                      <text:p text:style-name="P1">System.out.println(obj); (pas besoin de faire obj.toString())</text:p>
                    </text:list-item>
                    <text:list-item>
                      <text:p text:style-name="P1">appeler une méthode via la classe mère</text:p>
                      <text:list>
                        <text:list-item>
                          <text:p text:style-name="P1">Object pers = new Personne();</text:p>
                        </text:list-item>
                        <text:list-item>
                          <text:p text:style-name="P1">pers.getNom(); // ne fonctionne pas !!! getNom non décrit dans Object, bug a la compilation</text:p>
                        </text:list-item>
                        <text:list-item>
                          <text:p text:style-name="P1">((Personne) pers).getNom(); // fonctionne !!!</text:p>
                        </text:list-item>
                      </text:list>
                    </text:list-item>
                    <text:list-item>
                      <text:p text:style-name="P1">autre méthode d'Object souvent redéfinie</text:p>
                      <text:list>
                        <text:list-item>
                          <text:p text:style-name="P1">hashCode() qui renvoie un code de hachage catégorifiant l'objet (flou)</text:p>
                        </text:list-item>
                      </text:list>
                    </text:list-item>
                    <text:list-item>
                      <text:p text:style-name="P1">final</text:p>
                      <text:list>
                        <text:list-item>
                          <text:p text:style-name="P1">"final" dans viariable défini une constante (static c'est pour les variables / méthodes de classe par ex)</text:p>
                        </text:list-item>
                        <text:list-item>
                          <text:p text:style-name="P1">final dans une méthode = impossible de la surcharger / de la faire covarier</text:p>
                        </text:list-item>
                        <text:list-item>
                          <text:p text:style-name="P1">final dans une classe = impossible de créer des classes héritant de celle ci</text:p>
                        </text:list-item>
                      </text:list>
                    </text:list-item>
                  </text:list>
                </text:list-item>
                <text:list-item>
                  <text:p text:style-name="P1">depuis java 7 : classe Objects</text:p>
                  <text:list>
                    <text:list-item>
                      <text:p text:style-name="P1">importer : import java.util.Objects;</text:p>
                    </text:list-item>
                    <text:list-item>
                      <text:p text:style-name="P1">utilité : simplifie redéfinition hashCode et equals</text:p>
                    </text:list-item>
                    <text:list-item>
                      <text:p text:style-name="P1">hashCode</text:p>
                      <text:list>
                        <text:list-item>
                          <text:p text:style-name="P1">fournie hash paramétrable avec tous les attributs a prendre en compte pour catégorifier. Utiliser hash dans hashCode.</text:p>
                        </text:list-item>
                        <text:list-item>
                          <text:p text:style-name="P1">ex : public int hashCode()</text:p>
                          <text:p text:style-name="P1">{</text:p>
                          <text:list>
                            <text:list-header>
                              <text:p text:style-name="P1">return Objects.hash(categorie, nbreHabitants, nomPays, nomVille);</text:p>
                            </text:list-header>
                          </text:list>
                          <text:p text:style-name="P1">}</text:p>
                        </text:list-item>
                      </text:list>
                    </text:list-item>
                    <text:list-item>
                      <text:p text:style-name="P1">equals</text:p>
                      <text:list>
                        <text:list-item>
                          <text:p text:style-name="P1">pas tout compris</text:p>
                        </text:list-item>
                      </text:list>
                    </text:list-item>
                  </text:list>
                </text:list-item>
              </text:list>
            </text:list-item>
            <text:list-item>
              <text:p text:style-name="P1">modéliser ses objets grace à UML</text:p>
              <text:list>
                <text:list-item>
                  <text:p text:style-name="P1">présentation d'UML</text:p>
                  <text:list>
                    <text:list-item>
                      <text:p text:style-name="P1">UML sert à modéliser les classes d'un projet leurs liens etc</text:p>
                    </text:list-item>
                    <text:list-item>
                      <text:p text:style-name="P1"><text:soft-page-break/>UML = "unified modeling langage"</text:p>
                    </text:list-item>
                    <text:list-item>
                      <text:p text:style-name="P1">UML très utile pour communiquer avec les clients qui n'y connaissent rien en informatique pour leur présenter la conception du projet, avec le chef du projet pour lui montrer comment on organise les classes, aux programmeurs pour décider de la méthode de conception du projet.</text:p>
                    </text:list-item>
                    <text:list-item>
                      <text:p text:style-name="P1">exemples de logiciels permettant de faire des diagrammes UML</text:p>
                      <text:list>
                        <text:list-item>
                          <text:p text:style-name="P1">argoUML</text:p>
                        </text:list-item>
                        <text:list-item>
                          <text:p text:style-name="P1">boUML</text:p>
                        </text:list-item>
                        <text:list-item>
                          <text:p text:style-name="P1">together</text:p>
                        </text:list-item>
                        <text:list-item>
                          <text:p text:style-name="P1">poseidon</text:p>
                        </text:list-item>
                        <text:list-item>
                          <text:p text:style-name="P1">pyut</text:p>
                        </text:list-item>
                      </text:list>
                    </text:list-item>
                    <text:list-item>
                      <text:p text:style-name="P1">exemples courants de diagrammes réalisables en UML</text:p>
                      <text:list>
                        <text:list-item>
                          <text:p text:style-name="P1">diagramme de cas d'utilisation</text:p>
                        </text:list-item>
                        <text:list-item>
                          <text:p text:style-name="P1">diagramme de classe</text:p>
                        </text:list-item>
                        <text:list-item>
                          <text:p text:style-name="P1">perso : diagramme d'objets</text:p>
                        </text:list-item>
                        <text:list-item>
                          <text:p text:style-name="P1">diagramme de séquence</text:p>
                        </text:list-item>
                      </text:list>
                    </text:list-item>
                  </text:list>
                </text:list-item>
                <text:list-item>
                  <text:p text:style-name="P1">modéliser ses classes</text:p>
                  <text:list>
                    <text:list-item>
                      <text:p text:style-name="P1">syntaxe du diagramme de classe</text:p>
                      <text:list>
                        <text:list-item>
                          <text:p text:style-name="P1">3 parties séparées par des traits</text:p>
                          <text:list>
                            <text:list-item>
                              <text:p text:style-name="P1">nom de la classe avec maj première lettre</text:p>
                            </text:list-item>
                            <text:list-item>
                              <text:p text:style-name="P1">bloc contenant les attributs</text:p>
                            </text:list-item>
                            <text:list-item>
                              <text:p text:style-name="P1">bloc contenant les méthodes</text:p>
                            </text:list-item>
                          </text:list>
                        </text:list-item>
                        <text:list-item>
                          <text:p text:style-name="P1">partie attributs</text:p>
                          <text:list>
                            <text:list-item>
                              <text:p text:style-name="P1">(signe pour portée) (nom attribut) : (type)</text:p>
                            </text:list-item>
                            <text:list-item>
                              <text:p text:style-name="P1">ex : - prénom : String</text:p>
                            </text:list-item>
                          </text:list>
                        </text:list-item>
                        <text:list-item>
                          <text:p text:style-name="P1">partie méthodes</text:p>
                          <text:list>
                            <text:list-item>
                              <text:p text:style-name="P1">[signe] [nomMéthode]([paramètre] : [type] […]) : [typeRetour]</text:p>
                            </text:list-item>
                            <text:list-item>
                              <text:p text:style-name="P1">ex : + voler (pers1 : Personnage) : int</text:p>
                            </text:list-item>
                          </text:list>
                        </text:list-item>
                      </text:list>
                    </text:list-item>
                  </text:list>
                </text:list-item>
                <text:list-item>
                  <text:p text:style-name="P1">modéliser les liens entre les classes</text:p>
                  <text:list>
                    <text:list-item>
                      <text:p text:style-name="P1">modéliser l'héritage (schéma + vocabulaire)</text:p>
                      <text:list>
                        <text:list-item>
                          <text:p text:style-name="P1">classe fille modélisée juste avec ses attributs et méthodes propres / redéfinis</text:p>
                        </text:list-item>
                        <text:list-item>
                          <text:p text:style-name="P1">flèche avec bout triangle blanc de fille vers mère !!!</text:p>
                        </text:list-item>
                        <text:list-item>
                          <text:p text:style-name="P1">on dit qu'on fait un "extend"</text:p>
                        </text:list-item>
                        <text:list-item>
                          <text:p text:style-name="P1">la classe fille étend la classe mère</text:p>
                        </text:list-item>
                        <text:list-item>
                          <text:p text:style-name="P1">je crois qu'on peut parfois marquer "extends" a côté de la flêche</text:p>
                        </text:list-item>
                      </text:list>
                    </text:list-item>
                    <text:list-item>
                      <text:p text:style-name="P1">modéliser l'appartenance (schéma + signification niveau code)</text:p>
                      <text:list>
                        <text:list-item>
                          <text:p text:style-name="P1">utile lorsqu'une classe possède un attribut qui est lui même une classe</text:p>
                        </text:list-item>
                        <text:list-item>
                          <text:p text:style-name="P1">ex : un perso possède un prénom un nom et une armure</text:p>
                        </text:list-item>
                        <text:list-item>
                          <text:p text:style-name="P1">ne pas représenter l'objet parmi les attributs (connerie dans le cours)</text:p>
                        </text:list-item>
                        <text:list-item>
                          <text:p text:style-name="P1">représenter l'"appartenance" par une flèche classique (pas triangle)</text:p>
                        </text:list-item>
                        <text:list-item>
                          <text:p text:style-name="P1">flèche pointe sur l'objet attribut !!!</text:p>
                        </text:list-item>
                      </text:list>
                    </text:list-item>
                    <text:list-item>
                      <text:p text:style-name="P1">modéliser la composition (idem)</text:p>
                      <text:list>
                        <text:list-item>
                          <text:p text:style-name="P1">utile lorsqu'un objet possède un nombre quelconque d'autres objets</text:p>
                        </text:list-item>
                        <text:list-item>
                          <text:p text:style-name="P1">point de vue java : un objet a parmi ses attributs un tableau d'objets</text:p>
                        </text:list-item>
                        <text:list-item>
                          <text:p text:style-name="P1">ex : private Personnages[] persos;</text:p>
                        </text:list-item>
                        <text:list-item>
                          <text:p text:style-name="P1">point de vue UML : trait avec losange côté classe qui possède l'autre !!!</text:p>
                        </text:list-item>
                      </text:list>
                    </text:list-item>
                  </text:list>
                </text:list-item>
              </text:list>
            </text:list-item>
            <text:list-item>
              <text:p text:style-name="P1">packages</text:p>
              <text:list>
                <text:list-item>
                  <text:p text:style-name="P1">création d'un package</text:p>
                  <text:list>
                    <text:list-item>
                      <text:p text:style-name="P1">rappel : package = dossier contenant plein de classes</text:p>
                    </text:list-item>
                    <text:list-item>
                      <text:p text:style-name="P1"><text:soft-page-break/>conventions nommage package</text:p>
                      <text:list>
                        <text:list-item>
                          <text:p text:style-name="P1">caractères autorisés</text:p>
                          <text:list>
                            <text:list-item>
                              <text:p text:style-name="P1">lettres minuscules</text:p>
                            </text:list-item>
                            <text:list-item>
                              <text:p text:style-name="P1">chiffres</text:p>
                            </text:list-item>
                            <text:list-item>
                              <text:p text:style-name="P1">"."</text:p>
                            </text:list-item>
                          </text:list>
                        </text:list-item>
                        <text:list-item>
                          <text:p text:style-name="P1">début nom package</text:p>
                          <text:list>
                            <text:list-item>
                              <text:p text:style-name="P1">com, edu, org, fr...</text:p>
                            </text:list-item>
                          </text:list>
                        </text:list-item>
                        <text:list-item>
                          <text:p text:style-name="P1">si comprend mots clés java...</text:p>
                          <text:list>
                            <text:list-item>
                              <text:p text:style-name="P1">faire suivre mots clés par underscore</text:p>
                            </text:list-item>
                          </text:list>
                        </text:list-item>
                        <text:list-item>
                          <text:p text:style-name="P1">exemple</text:p>
                          <text:list>
                            <text:list-item>
                              <text:p text:style-name="P1">com.fred2.package_</text:p>
                            </text:list-item>
                          </text:list>
                        </text:list-item>
                      </text:list>
                    </text:list-item>
                    <text:list-item>
                      <text:p text:style-name="P1">si on créait un package, l'arborescence correspondante est crée dans notre dossier</text:p>
                      <text:list>
                        <text:list-item>
                          <text:p text:style-name="P1">ex : com/fred2/package</text:p>
                        </text:list-item>
                      </text:list>
                    </text:list-item>
                  </text:list>
                </text:list-item>
                <text:list-item>
                  <text:p text:style-name="P1">droits d'accés entre les packages</text:p>
                  <text:list>
                    <text:list-item>
                      <text:p text:style-name="P1">déclarer qu'une classe appartient a un package</text:p>
                      <text:list>
                        <text:list-item>
                          <text:p text:style-name="P1">première ligne : package (nom du package)</text:p>
                        </text:list-item>
                      </text:list>
                    </text:list-item>
                    <text:list-item>
                      <text:p text:style-name="P1">par défaut, quelle portée si on précise pas ?</text:p>
                      <text:list>
                        <text:list-item>
                          <text:p text:style-name="P1">par défaut, package ou default</text:p>
                        </text:list-item>
                      </text:list>
                    </text:list-item>
                    <text:list-item>
                      <text:p text:style-name="P1">que fait un import sur une classe déclarée sans préciser la portée ?</text:p>
                      <text:list>
                        <text:list-item>
                          <text:p text:style-name="P1">erreur</text:p>
                        </text:list-item>
                      </text:list>
                    </text:list-item>
                  </text:list>
                </text:list-item>
              </text:list>
            </text:list-item>
            <text:list-item>
              <text:p text:style-name="P1">classes abstraites et interfaces</text:p>
              <text:list>
                <text:list-item>
                  <text:p text:style-name="P1">classes abstraites</text:p>
                  <text:list>
                    <text:list-item>
                      <text:p text:style-name="P1">une classe abstraite ne peut pas être instanciée !</text:p>
                    </text:list-item>
                    <text:list-item>
                      <text:p text:style-name="P1">sert lorsqu'on doit factoriser des comportements / caractéristiques dans une classe qui ne peut être instanciée (ex : un animal est soit un loup soit un chien etc mais pas juste un animal tout court)</text:p>
                    </text:list-item>
                    <text:list-item>
                      <text:p text:style-name="P1">déclarer une classe abstraite : abstract public class</text:p>
                    </text:list-item>
                    <text:list-item>
                      <text:p text:style-name="P1">particularité d'une méthode abstraite : n'a pas de corps</text:p>
                    </text:list-item>
                    <text:list-item>
                      <text:p text:style-name="P1">déclarer une méthode abstraite : abstract typeRetour nom(param);</text:p>
                      <text:list>
                        <text:list-item>
                          <text:p text:style-name="P1">abstract</text:p>
                        </text:list-item>
                        <text:list-item>
                          <text:p text:style-name="P1">pas de corps</text:p>
                        </text:list-item>
                        <text:list-item>
                          <text:p text:style-name="P1">point-virgule</text:p>
                        </text:list-item>
                      </text:list>
                    </text:list-item>
                    <text:list-item>
                      <text:p text:style-name="P1">une classe abstraite peut contenir des méthodes non abstraite</text:p>
                    </text:list-item>
                    <text:list-item>
                      <text:p text:style-name="P1">une classe contenant une méthode abstraite est forcément abstraite aussi</text:p>
                    </text:list-item>
                    <text:list-item>
                      <text:p text:style-name="P1">une classe abstraite doit forcément être implémentée chez les classes filles</text:p>
                    </text:list-item>
                    <text:list-item>
                      <text:p text:style-name="P1">pas bien compris : parfois quand on fait une déclaration type "classeMere obj = new classeFille();" il y a besoin en suite de caster obj, parfois non....</text:p>
                    </text:list-item>
                  </text:list>
                </text:list-item>
                <text:list-item>
                  <text:p text:style-name="P1">interfaces</text:p>
                  <text:list>
                    <text:list-item>
                      <text:p text:style-name="P1">une interface est une classe 100% abstraite</text:p>
                    </text:list-item>
                    <text:list-item>
                      <text:p text:style-name="P1">utilité interfaces (pas bien compris, à compléter plus tard)</text:p>
                      <text:list>
                        <text:list-item>
                          <text:p text:style-name="P1">permettre l'héritage multiple sans conflits</text:p>
                        </text:list-item>
                        <text:list-item>
                          <text:p text:style-name="P1">à ce que j'ai compris : exemple = on veut récupérer des classes de quelqu'un d'autre, mais y rajouter nos méthodes. Donc demande à la personne de transformer la classe mère en interface, on récupère toutes ses méthodes, on ajoute une interface avec nos méthodes, et on fait hériter les classes filles des deux interfaces à la fois pour avoir l'ancien comportement + le nouveau, tout en permettant à l'autre programmeur d'avoir que l'ancien</text:p>
                        </text:list-item>
                        <text:list-item>
                          <text:p text:style-name="P1">exemple : immeuble pourrait hériter de tour (avec des étages), pyramide de cône (avec une pente murale), et tour eiffel de tour et de pyramide à la fois (étages et pente murale)</text:p>
                        </text:list-item>
                        <text:list-item>
                          <text:p text:style-name="P1"><text:soft-page-break/>je pense que l'interface tour ne remplace pas la classe tour mais vient se placer au dessus pour pouvoir y mettre le corps des méthodes non abstraites</text:p>
                        </text:list-item>
                      </text:list>
                    </text:list-item>
                    <text:list-item>
                      <text:p text:style-name="P1">apparemment : une classe peut implémenter autant d'interfaces qu'on veut (sorte d'héritage multiple au final... sans doutes permis car du coup pas de problèmes de conflit si deux méthodes sont nommées pareil dans deux interfaces – c'était ce qui posait problème pour l'héritage multiple)</text:p>
                    </text:list-item>
                    <text:list-item>
                      <text:p text:style-name="P1">syntaxe création interface : public interface Nom</text:p>
                    </text:list-item>
                    <text:list-item>
                      <text:p text:style-name="P1">pas d'abstract lors de la déclaration des méthodes d'une interface ! On sait qu'elles sont toutes abstraites de toute manière</text:p>
                    </text:list-item>
                    <text:list-item>
                      <text:p text:style-name="P1">interdit de mettre des attributs dans une interface... Sans doutes au cas où deux interfaces aient un attribut de même nom mais pas de même type (conflit de l'héritage multiple similaire aux méthodes de même nom mais de corps différent)</text:p>
                    </text:list-item>
                    <text:list-item>
                      <text:p text:style-name="P1">syntaxe pour dire qu'une classe hérite d'une interface</text:p>
                      <text:list>
                        <text:list-item>
                          <text:p text:style-name="P1">public class NomClasse implements NomInterface</text:p>
                        </text:list-item>
                      </text:list>
                    </text:list-item>
                    <text:list-item>
                      <text:p text:style-name="P1">pareil mais avec plusieurs interfaces</text:p>
                      <text:list>
                        <text:list-item>
                          <text:p text:style-name="P1">public class A implements I1, I2</text:p>
                        </text:list-item>
                      </text:list>
                    </text:list-item>
                    <text:list-item>
                      <text:p text:style-name="P1">apparemment toujours obligé de redéfinir les méthodes... Et si on implémente une interface avec une classe abstraite ???</text:p>
                    </text:list-item>
                    <text:list-item>
                      <text:p text:style-name="P1">apparemment possible de déclarer un objet comme étant de type statique l'interface (pas bien compris l'utilité puisqu'on est sensé déjà pouvoir utiliser les méthodes...)</text:p>
                    </text:list-item>
                    <text:list-item>
                      <text:p text:style-name="P1">syntaxe déclaration classe fille en utilisant une interface (attention ordre !)</text:p>
                      <text:list>
                        <text:list-item>
                          <text:p text:style-name="P1">public class A extends B implements I</text:p>
                        </text:list-item>
                        <text:list-item>
                          <text:p text:style-name="P1">si implements avant extends, erreur à la compilation ! (logique : I plus abstrait que B donc peut pas hériter de B)</text:p>
                        </text:list-item>
                      </text:list>
                    </text:list-item>
                    <text:list-item>
                      <text:p text:style-name="P1">on peut utiliser polymorphisme en déclarant un coup comme classe un coup comme interface (pas du tout compris l'utilité ni la différence...) genre chien C ou AnimalChenil chien (???)</text:p>
                    </text:list-item>
                  </text:list>
                </text:list-item>
                <text:list-item>
                  <text:p text:style-name="P1">le pattern strategy</text:p>
                  <text:list>
                    <text:list-item>
                      <text:p text:style-name="P1">(à compléter plus tard)</text:p>
                    </text:list-item>
                    <text:list-item>
                      <text:p text:style-name="P1">pattern designe = patron (ou modèle) de conception</text:p>
                    </text:list-item>
                    <text:list-item>
                      <text:p text:style-name="P1">(à compléter plus tard)</text:p>
                    </text:list-item>
                    <text:list-item>
                      <text:p text:style-name="P1">façon simple apparemment de déclarer un tableau d'objets tout en créant les objets pointés</text:p>
                      <text:list>
                        <text:list-item>
                          <text:p text:style-name="P1">on peut apparemment écrire :</text:p>
                        </text:list-item>
                        <text:list-item>
                          <text:p text:style-name="P1">Voiture[] T = {new Voiture(), new Voiture(), new Voiture()};</text:p>
                        </text:list-item>
                        <text:list-item>
                          <text:p text:style-name="P1">ou, plus utile :</text:p>
                        </text:list-item>
                        <text:list-item>
                          <text:p text:style-name="P1">Vehicule[] tab = {new Voiture(), new Moto(), new Moto(), new Camion()};</text:p>
                        </text:list-item>
                      </text:list>
                    </text:list-item>
                    <text:list-item>
                      <text:p text:style-name="P1">obtenir la classe d'un objet</text:p>
                      <text:list>
                        <text:list-item>
                          <text:p text:style-name="P1">obj.getClass();</text:p>
                        </text:list-item>
                        <text:list-item>
                          <text:p text:style-name="P1">utile par exemple pour parcourir un tableau d'objets variés comme ci dessus</text:p>
                        </text:list-item>
                      </text:list>
                    </text:list-item>
                    <text:list-item>
                      <text:p text:style-name="P1">obtenir le nom de cette classe</text:p>
                      <text:list>
                        <text:list-item>
                          <text:p text:style-name="P1">obj.getClass().getName();</text:p>
                        </text:list-item>
                        <text:list-item>
                          <text:p text:style-name="P1">(ou NomClasse.getName() surement mais voit pas l'intéret)</text:p>
                        </text:list-item>
                      </text:list>
                    </text:list-item>
                    <text:list-item>
                      <text:p text:style-name="P1">apparemment possible mettre valeur par défaut a attributs</text:p>
                      <text:list>
                        <text:list-item>
                          <text:p text:style-name="P1">public class Voiture</text:p>
                          <text:p text:style-name="P1">{</text:p>
                          <text:list>
                            <text:list-header>
                              <text:p text:style-name="P1">private marque = "inconnue"; // (par défaut, pourra être changé)</text:p>
                              <text:p text:style-name="P1">…</text:p>
                            </text:list-header>
                          </text:list>
                          <text:p text:style-name="P1">}</text:p>
                        </text:list-item>
                      </text:list>
                    </text:list-item>
                    <text:list-item>
                      <text:p text:style-name="P1"><text:soft-page-break/>syntaxe UML interface</text:p>
                      <text:list>
                        <text:list-item>
                          <text:p text:style-name="P1">&lt;&lt;interface&gt;&gt;</text:p>
                        </text:list-item>
                      </text:list>
                    </text:list-item>
                    <text:list-item>
                      <text:p text:style-name="P1">syntaxe UML implémentation</text:p>
                      <text:list>
                        <text:list-item>
                          <text:p text:style-name="P1">cas ou classe abstraite implémente interface : flèche normale sans triangle</text:p>
                        </text:list-item>
                        <text:list-item>
                          <text:p text:style-name="P1">cas ou classe concrète implémente interface : flèche pointillée sans triangle</text:p>
                        </text:list-item>
                      </text:list>
                    </text:list-item>
                    <text:list-item>
                      <text:p text:style-name="P1">technique pour pouvoir changer facilement le comportement d'une méthode</text:p>
                      <text:list>
                        <text:list-item>
                          <text:p text:style-name="P1">c'est justement le pattern strategy je crois</text:p>
                        </text:list-item>
                        <text:list-item>
                          <text:p text:style-name="P1">on créait une interface destinée à choisir entre les méthodes interchangeables de notre projet</text:p>
                        </text:list-item>
                        <text:list-item>
                          <text:p text:style-name="P1">on créait des classes filles implémentant cette interface en choisissant la méthode à utiliser</text:p>
                        </text:list-item>
                        <text:list-item>
                          <text:p text:style-name="P1">on créait un attribut dans notre classe de type cette interface</text:p>
                        </text:list-item>
                        <text:list-item>
                          <text:p text:style-name="P1">dans le constructeur ou le setter on peut passer en paramètre le type dynamique utilisé (interface attribut = new implementationChoisie();)</text:p>
                        </text:list-item>
                        <text:list-item>
                          <text:p text:style-name="P1">du coup on peut faire "attribut.methode()" et la méthode sera appelée avec un corps différent en fonction de l'implémentation choisie.</text:p>
                        </text:list-item>
                        <text:list-item>
                          <text:p text:style-name="P1">on peut donner des classes filles à la classe ayant pour attribut l'interface, et choisir des méthodes différentes pour chaque classe fille du coup (enfin je suppose que c'est ça l'utilité)</text:p>
                        </text:list-item>
                        <text:list-item>
                          <text:p text:style-name="P1">permet aussi de factoriser et de pouvoir changer de façon souple</text:p>
                        </text:list-item>
                        <text:list-item>
                          <text:p text:style-name="P1">ainsi, en pleine exécution du programme, si l'utilisateur le demande, il peut changer les méthodes (ex : il choisit un jetpack et hop il peut voler)</text:p>
                        </text:list-item>
                      </text:list>
                    </text:list-item>
                    <text:list-item>
                      <text:p text:style-name="P1">particularité encapsulation comportements (pas bien compris)</text:p>
                      <text:list>
                        <text:list-item>
                          <text:p text:style-name="P1">apparemment, créer un package pour l'interface, sa classe mère et toutes ses classes filles implémentant les méthodes / héritant de la classe mère (je sais pas pourquoi)</text:p>
                        </text:list-item>
                        <text:list-item>
                          <text:p text:style-name="P1">déclarer les attributs de la classe mère choisissant le comportement de l'interface en tant que protected (je sais pas trop pourquoi non plus)</text:p>
                        </text:list-item>
                      </text:list>
                    </text:list-item>
                  </text:list>
                </text:list-item>
              </text:list>
            </text:list-item>
            <text:list-item>
              <text:p text:style-name="P1">les exceptions</text:p>
              <text:list>
                <text:list-item>
                  <text:p text:style-name="P1">intro</text:p>
                  <text:list>
                    <text:list-item>
                      <text:p text:style-name="P1">une exception est une erreur qui arrête le programme</text:p>
                    </text:list-item>
                    <text:list-item>
                      <text:p text:style-name="P1">capturer une exception = identifier dans le code un endroit qui pourrait générer une erreur, prévoire comment la traiter et envoyer un message avant de continuer une exception</text:p>
                    </text:list-item>
                    <text:list-item>
                      <text:p text:style-name="P1">si on ne capture pas une exception, ça génère une erreur qui stop le programme. C'est les messages d'erreurs qu'on voit d'habitude.</text:p>
                    </text:list-item>
                  </text:list>
                </text:list-item>
                <text:list-item>
                  <text:p text:style-name="P1">le bloc try … catch</text:p>
                  <text:list>
                    <text:list-item>
                      <text:p text:style-name="P1">java répertorie déjà les différents cas d'erreur. Dans la classe Exceptions. Ca affiche un message "Exception" etc à l'écran.</text:p>
                    </text:list-item>
                    <text:list-item>
                      <text:p text:style-name="P1">la classe d'exceptions relatives aux calculs mathématiques s'appelle</text:p>
                      <text:list>
                        <text:list-item>
                          <text:p text:style-name="P1"><text:s/>"ArithmeticException"</text:p>
                        </text:list-item>
                      </text:list>
                    </text:list-item>
                    <text:list-item>
                      <text:p text:style-name="P1">comment attraper une erreur ?</text:p>
                      <text:list>
                        <text:list-item>
                          <text:p text:style-name="P1">try</text:p>
                          <text:p text:style-name="P1">{</text:p>
                          <text:list>
                            <text:list-header>
                              <text:p text:style-name="P1">i / j // (ex division par 0)</text:p>
                            </text:list-header>
                          </text:list>
                          <text:p text:style-name="P1">}</text:p>
                          <text:p text:style-name="P1">catch (ArithmeticException e)</text:p>
                          <text:p text:style-name="P1">{</text:p>
                          <text:list text:continue-numbering="true">
                            <text:list-header>
                              <text:p text:style-name="P1">system etc (message) // cas ou traitement = message</text:p>
                            </text:list-header>
                          </text:list>
                          <text:p text:style-name="P1">}</text:p>
                        </text:list-item>
                      </text:list>
                    </text:list-item>
                    <text:list-item>
                      <text:p text:style-name="P1"><text:soft-page-break/>qu'est ce qui est exécuté si une erreur est attrapée ?</text:p>
                      <text:list>
                        <text:list-item>
                          <text:p text:style-name="P1">le bloc de try</text:p>
                        </text:list-item>
                        <text:list-item>
                          <text:p text:style-name="P1">ce qui suit le try catch</text:p>
                        </text:list-item>
                      </text:list>
                    </text:list-item>
                    <text:list-item>
                      <text:p text:style-name="P1">qu'est ce qui est exécuté si aucune erreur n'est trouvée ?</text:p>
                      <text:list>
                        <text:list-item>
                          <text:p text:style-name="P1">le bloc de catch</text:p>
                        </text:list-item>
                        <text:list-item>
                          <text:p text:style-name="P1">ce qui suit le try catch</text:p>
                        </text:list-item>
                      </text:list>
                    </text:list-item>
                    <text:list-item>
                      <text:p text:style-name="P1">lever une exception consiste donc à fournir un code alternatif en cas d'erreur</text:p>
                    </text:list-item>
                    <text:list-item>
                      <text:p text:style-name="P1">à quoi sert ce qu'on passe en paramètre dans le catch ?</text:p>
                      <text:list>
                        <text:list-item>
                          <text:p text:style-name="P1">ArithmeticException sert à connaître la nature de l'exception</text:p>
                        </text:list-item>
                        <text:list-item>
                          <text:p text:style-name="P1">e (l'objet) sert à pouvoir manipuler l'erreur (récupérer son message etc)</text:p>
                        </text:list-item>
                      </text:list>
                    </text:list-item>
                    <text:list-item>
                      <text:p text:style-name="P1">comment récupérer le message renvoyé par l'erreur ?</text:p>
                      <text:list>
                        <text:list-item>
                          <text:p text:style-name="P1">e.getMessage()</text:p>
                        </text:list-item>
                      </text:list>
                    </text:list-item>
                    <text:list-item>
                      <text:p text:style-name="P1">finally pour dire d'effectuer quelque chose qu'une erreur soit trouvée ou non</text:p>
                      <text:list>
                        <text:list-item>
                          <text:p text:style-name="P1">exemple</text:p>
                          <text:list>
                            <text:list-header>
                              <text:p text:style-name="P1">try{ … }</text:p>
                              <text:p text:style-name="P1">catch { … }</text:p>
                              <text:p text:style-name="P1">finally { … }</text:p>
                            </text:list-header>
                          </text:list>
                        </text:list-item>
                      </text:list>
                    </text:list-item>
                    <text:list-item>
                      <text:p text:style-name="P1">différence avec ce qui est sous try catch : si dans le catch on rejette l'exception avec un throw, on n'exécute pas ce qui est sous le try catch, mais on exécute ce qui est dans le finally.</text:p>
                    </text:list-item>
                  </text:list>
                </text:list-item>
                <text:list-item>
                  <text:p text:style-name="P1">les exceptions personnalisées</text:p>
                  <text:list>
                    <text:list-item>
                      <text:p text:style-name="P1">créer une exception personnalisée</text:p>
                      <text:list>
                        <text:list-item>
                          <text:p text:style-name="P1">public class NomException extends Exception</text:p>
                          <text:p text:style-name="P1">{</text:p>
                          <text:list>
                            <text:list-header>
                              <text:p text:style-name="P1">public NomException () // constructeur</text:p>
                              <text:p text:style-name="P1">{</text:p>
                              <text:list>
                                <text:list-header>
                                  <text:p text:style-name="P1">System.out.println("erreur : …"); // ou autre traitement</text:p>
                                </text:list-header>
                              </text:list>
                              <text:p text:style-name="P1">}</text:p>
                            </text:list-header>
                          </text:list>
                          <text:p text:style-name="P1">}</text:p>
                        </text:list-item>
                      </text:list>
                    </text:list-item>
                    <text:list-item>
                      <text:p text:style-name="P1">faire survenir cette exception dans un programme</text:p>
                      <text:list>
                        <text:list-header>
                          <text:p text:style-name="P1">public methode() throws NomException</text:p>
                          <text:p text:style-name="P1">{</text:p>
                          <text:list>
                            <text:list-header>
                              <text:p text:style-name="P1">if (condition indésirable)</text:p>
                              <text:list>
                                <text:list-header>
                                  <text:p text:style-name="P1">throw new NomException();</text:p>
                                </text:list-header>
                              </text:list>
                            </text:list-header>
                          </text:list>
                          <text:p text:style-name="P1">}</text:p>
                        </text:list-header>
                      </text:list>
                    </text:list-item>
                    <text:list-item>
                      <text:p text:style-name="P1">un throw envoie une erreur à la méthode appelante.</text:p>
                    </text:list-item>
                    <text:list-item>
                      <text:p text:style-name="P1">la fonction appelante doit du coup attraper l'erreur.</text:p>
                    </text:list-item>
                    <text:list-item>
                      <text:p text:style-name="P1">tout appel de méthode dont l'en-tête contient "throws" doit être dans un try, ou la méthode appelante doit elle même aussi contenir un throws et récursivement</text:p>
                    </text:list-item>
                    <text:list-item>
                      <text:p text:style-name="P1">HS : déclarer les variables en dehors du try si on veut les utiliser ailleurs</text:p>
                    </text:list-item>
                  </text:list>
                </text:list-item>
                <text:list-item>
                  <text:p text:style-name="P1">la gestion de plusieurs exceptions</text:p>
                  <text:list>
                    <text:list-item>
                      <text:p text:style-name="P1">il existe un constructeur d'Exception prennant un message en paramètre</text:p>
                    </text:list-item>
                    <text:list-item>
                      <text:p text:style-name="P1">pour exception perso on peut se contenter du coup dans le constructeur de super(message);</text:p>
                    </text:list-item>
                    <text:list-item>
                      <text:p text:style-name="P1">ce qui nous permettrea d'appeler ExceptionPerso.getMessage();</text:p>
                    </text:list-item>
                    <text:list-item>
                      <text:p text:style-name="P1">comment indiquer qu'une méthode renvoie potentiellement 2 exceptions ?</text:p>
                      <text:list>
                        <text:list-item>
                          <text:p text:style-name="P1">public (en-tête méthode) throws E1, E2</text:p>
                        </text:list-item>
                      </text:list>
                    </text:list-item>
                    <text:list-item>
                      <text:p text:style-name="P1">dans la méthode appelant la méthode pouvant renvoyer 2 exceptions, comment est géré l'appel dangereux ?</text:p>
                      <text:list>
                        <text:list-item>
                          <text:p text:style-name="P1">un try avec l'appel</text:p>
                        </text:list-item>
                        <text:list-item>
                          <text:p text:style-name="P1"><text:soft-page-break/>suivit de 2 catch</text:p>
                        </text:list-item>
                      </text:list>
                    </text:list-item>
                    <text:list-item>
                      <text:p text:style-name="P1">ordre des catch</text:p>
                      <text:list>
                        <text:list-item>
                          <text:p text:style-name="P1">dans le même ordre que les throw dans la fonction appelée</text:p>
                        </text:list-item>
                      </text:list>
                    </text:list-item>
                  </text:list>
                </text:list-item>
                <text:list-item>
                  <text:p text:style-name="P1">depuis java 7 : le multicatch</text:p>
                  <text:list>
                    <text:list-item>
                      <text:p text:style-name="P1">regrouper les deux catch en un seul (syntaxe)</text:p>
                      <text:list>
                        <text:list-item>
                          <text:p text:style-name="P1">catch (E1 | E2 e) // deux types un seul objet et un OU pas ET car si la première est levée on regarde pas la suite</text:p>
                        </text:list-item>
                      </text:list>
                    </text:list-item>
                  </text:list>
                </text:list-item>
              </text:list>
            </text:list-item>
            <text:list-item>
              <text:p text:style-name="P1">les énumérations</text:p>
              <text:list>
                <text:list-item>
                  <text:p text:style-name="P1">intro</text:p>
                  <text:list>
                    <text:list-item>
                      <text:p text:style-name="P1">qu'est ce qu'une énumération ?</text:p>
                      <text:list>
                        <text:list-item>
                          <text:p text:style-name="P1">un type de données personnalisé ne pouvant prendre que certaines valeurs (ex : couleurs = rouge vert bleu, langages = java PHP C etc)</text:p>
                        </text:list-item>
                      </text:list>
                    </text:list-item>
                  </text:list>
                </text:list-item>
                <text:list-item>
                  <text:p text:style-name="P1">avant les énumérations</text:p>
                  <text:list>
                    <text:list-item>
                      <text:p text:style-name="P1">faire équivalent macros</text:p>
                      <text:list>
                        <text:list-item>
                          <text:p text:style-name="P1">constantes de classe servant juste à changer facilement plein de valeurs dans le code source</text:p>
                        </text:list-item>
                        <text:list-item>
                          <text:p text:style-name="P1">public static final VARIABLE = 2;</text:p>
                        </text:list-item>
                        <text:list-item>
                          <text:p text:style-name="P1">nom tout en majuscules</text:p>
                        </text:list-item>
                      </text:list>
                    </text:list-item>
                    <text:list-item>
                      <text:p text:style-name="P1">exemple d'utilité des enumérations</text:p>
                      <text:list>
                        <text:list-item>
                          <text:p text:style-name="P1">on a une méthode qui prend un paramètre pour lequel on a prévu comment réagir uniquement si ce paramètre comporte quelques valeurs précises. Si ce paramètre est une énumération des valeurs en question, on est sur qu'on va pas passer n'importe quoi en paramètre. Exemple : une fonction qui prend des couleurs.</text:p>
                        </text:list-item>
                      </text:list>
                    </text:list-item>
                  </text:list>
                </text:list-item>
                <text:list-item>
                  <text:p text:style-name="P1">une solution : les enum</text:p>
                  <text:list>
                    <text:list-item>
                      <text:p text:style-name="P1">explications nulles prof</text:p>
                      <text:list>
                        <text:list-item>
                          <text:p text:style-name="P1">syntaxe déclaration énumération (attention : grande particularité !!!)</text:p>
                          <text:list>
                            <text:list-item>
                              <text:p text:style-name="P1">public enum Nom</text:p>
                              <text:p text:style-name="P1">{</text:p>
                              <text:list>
                                <text:list-header>
                                  <text:p text:style-name="P1">valeur1,</text:p>
                                  <text:p text:style-name="P1">valeur2,</text:p>
                                  <text:p text:style-name="P1">…</text:p>
                                  <text:p text:style-name="P1">valeurN;</text:p>
                                </text:list-header>
                              </text:list>
                              <text:p text:style-name="P1">}</text:p>
                            </text:list-item>
                            <text:list-item>
                              <text:p text:style-name="P1">attention : enum et pas class !!!</text:p>
                            </text:list-item>
                            <text:list-item>
                              <text:p text:style-name="P1">juste une liste de valeurs !!!</text:p>
                            </text:list-item>
                            <text:list-item>
                              <text:p text:style-name="P1">pas de type ni d'encapsulation !!!</text:p>
                            </text:list-item>
                            <text:list-item>
                              <text:p text:style-name="P1">virgules à la fin a chaque fois et termine par ;</text:p>
                            </text:list-item>
                          </text:list>
                        </text:list-item>
                        <text:list-item>
                          <text:p text:style-name="P1">classe mère des énumérations (à titre informatif)</text:p>
                          <text:list>
                            <text:list-item>
                              <text:p text:style-name="P1">java.lang.Enum</text:p>
                            </text:list-item>
                          </text:list>
                        </text:list-item>
                        <text:list-item>
                          <text:p text:style-name="P1">les valeurs d'une énum peuvent être considérées comme des variables statiques déclarées publiques</text:p>
                        </text:list-item>
                        <text:list-item>
                          <text:p text:style-name="P1">comment manipuler du coup une de ces valeurs ? (syntaxe)</text:p>
                          <text:list>
                            <text:list-item>
                              <text:p text:style-name="P1">Type.valeur</text:p>
                            </text:list-item>
                            <text:list-item>
                              <text:p text:style-name="P1">ex : Langage.Java</text:p>
                            </text:list-item>
                          </text:list>
                        </text:list-item>
                        <text:list-item>
                          <text:p text:style-name="P1">comment obtenir le tableau des valeurs d'une énumération ?</text:p>
                          <text:list>
                            <text:list-item>
                              <text:p text:style-name="P1">Type.values()</text:p>
                            </text:list-item>
                            <text:list-item>
                              <text:p text:style-name="P1">(Type.values()[1] pour la deuxième valeur)</text:p>
                            </text:list-item>
                            <text:list-item>
                              <text:p text:style-name="P1">peut parcourir les valeurs dans une boucle for par méthode connue</text:p>
                            </text:list-item>
                            <text:list-item>
                              <text:p text:style-name="P1">for (Type nom : Type.values())</text:p>
                            </text:list-item>
                          </text:list>
                        </text:list-item>
                        <text:list-item>
                          <text:p text:style-name="P1"><text:soft-page-break/>comment attribuer une valeur a ce sortes de valeurs ? (explique très mal...)</text:p>
                          <text:list>
                            <text:list-item>
                              <text:p text:style-name="P1">les "valeurs" ne sont donc pas des valeurs mais des attributs</text:p>
                            </text:list-item>
                            <text:list-item>
                              <text:p text:style-name="P1">on peut leur attribuer une valeur comme ceci :</text:p>
                              <text:list>
                                <text:list-header>
                                  <text:p text:style-name="P1">attribut1("valeur1"),</text:p>
                                  <text:p text:style-name="P1">attribut2("valeur2");</text:p>
                                  <text:p text:style-name="P1">…</text:p>
                                </text:list-header>
                              </text:list>
                            </text:list-item>
                          </text:list>
                        </text:list-item>
                        <text:list-item>
                          <text:p text:style-name="P1">peut aussi ajouter méthodes mais j'y comprend rien explique trop mal</text:p>
                          <text:list>
                            <text:list-item>
                              <text:p text:style-name="P1">apparement chaque attribut("val") est un appel au constructeur et on peut appeler plusieurs constructeurs en fonction du mot qu'on met devant mais il y en a qu'un seul en vrai portant le nom de l'enum et ce qui est passé en paramètre est le "val"</text:p>
                            </text:list-item>
                          </text:list>
                        </text:list-item>
                      </text:list>
                    </text:list-item>
                    <text:list-item>
                      <text:p text:style-name="P1">explications perso</text:p>
                      <text:list>
                        <text:list-item>
                          <text:p text:style-name="P1">pas le temps, plus tars</text:p>
                        </text:list-item>
                      </text:list>
                    </text:list-item>
                  </text:list>
                </text:list-item>
              </text:list>
            </text:list-item>
            <text:list-item>
              <text:p text:style-name="P1">les collections d'objets</text:p>
              <text:list>
                <text:list-item>
                  <text:p text:style-name="P1">intro</text:p>
                  <text:list>
                    <text:list-item>
                      <text:p text:style-name="P1">une collection est une sorte de tableau d'objets hétéroclites a taille dynamique</text:p>
                    </text:list-item>
                    <text:list-item>
                      <text:p text:style-name="P1">java.util contient toutes les classes qu'on utilisera pour les collections</text:p>
                    </text:list-item>
                    <text:list-item>
                      <text:p text:style-name="P1">plusieurs classes de collections. Ce sont toutes des interfaces.</text:p>
                    </text:list-item>
                    <text:list-item>
                      <text:p text:style-name="P1">5 différentes classes de collection et leur hiérarchie</text:p>
                      <text:list>
                        <text:list-item>
                          <text:p text:style-name="P1">Collection : contient des objets hétéroclites indicés par des nombres je pense</text:p>
                          <text:list>
                            <text:list-item>
                              <text:p text:style-name="P1">List : peut contenir des répétitions</text:p>
                            </text:list-item>
                            <text:list-item>
                              <text:p text:style-name="P1">Set : que des objets uniques</text:p>
                              <text:list>
                                <text:list-item>
                                  <text:p text:style-name="P1">SortedSet : trié</text:p>
                                </text:list-item>
                              </text:list>
                            </text:list-item>
                          </text:list>
                        </text:list-item>
                        <text:list-item>
                          <text:p text:style-name="P1">Map : contient des objets hétéroclites indicés par des clés</text:p>
                          <text:list>
                            <text:list-item>
                              <text:p text:style-name="P1">SortedMap : trié</text:p>
                            </text:list-item>
                          </text:list>
                        </text:list-item>
                      </text:list>
                    </text:list-item>
                  </text:list>
                </text:list-item>
                <text:list-item>
                  <text:p text:style-name="P1">les objets list</text:p>
                  <text:list>
                    <text:list-item>
                      <text:p text:style-name="P1">3 sous classes très utilisées de List</text:p>
                      <text:list>
                        <text:list-item>
                          <text:p text:style-name="P1">Vector</text:p>
                        </text:list-item>
                        <text:list-item>
                          <text:p text:style-name="P1">LinkedList</text:p>
                        </text:list-item>
                        <text:list-item>
                          <text:p text:style-name="P1">ArrayList</text:p>
                        </text:list-item>
                      </text:list>
                    </text:list-item>
                    <text:list-item>
                      <text:p text:style-name="P1">LinkedList</text:p>
                      <text:list>
                        <text:list-item>
                          <text:p text:style-name="P1">une linkedlist est une liste doublement chainée</text:p>
                        </text:list-item>
                        <text:list-item>
                          <text:p text:style-name="P1">fonctionnement globale</text:p>
                          <text:list>
                            <text:list-item>
                              <text:p text:style-name="P1">première élément : une référence null et une référence à l'élément suivant</text:p>
                            </text:list-item>
                            <text:list-item>
                              <text:p text:style-name="P1">autres éléments : une référence sur précédent et suivant</text:p>
                            </text:list-item>
                            <text:list-item>
                              <text:p text:style-name="P1">dernier élément : une référence précédent un null</text:p>
                            </text:list-item>
                          </text:list>
                        </text:list-item>
                        <text:list-item>
                          <text:p text:style-name="P1">import java.util.*; a ne pas oublier</text:p>
                        </text:list-item>
                        <text:list-item>
                          <text:p text:style-name="P1">créer une liste chainée : LinkedList l = new LinkedList();</text:p>
                        </text:list-item>
                        <text:list-item>
                          <text:p text:style-name="P1">ajouter un élément en queue de liste (je suppose) : l.add("n'importequoi");</text:p>
                        </text:list-item>
                        <text:list-item>
                          <text:p text:style-name="P1">obtenir la taille de la liste : l.size();</text:p>
                        </text:list-item>
                        <text:list-item>
                          <text:p text:style-name="P1">obtenir un élément de la liste : l.get(i);</text:p>
                        </text:list-item>
                        <text:list-item>
                          <text:p text:style-name="P1">méthode indiquant si on est au bout <text:s/>d'une list / d'un tableau ? / autre ?</text:p>
                          <text:list>
                            <text:list-item>
                              <text:p text:style-name="P1">l.hasnext();</text:p>
                            </text:list-item>
                          </text:list>
                        </text:list-item>
                        <text:list-item>
                          <text:p text:style-name="P1">un itérateur est un objet qui n'existe que pour parcourir une liste</text:p>
                        </text:list-item>
                        <text:list-item>
                          <text:p text:style-name="P1">classe des itérateurs de liste : ListIterator</text:p>
                        </text:list-item>
                        <text:list-item>
                          <text:p text:style-name="P1">récupérer l'itérateur d'une liste : l.listIterator();</text:p>
                        </text:list-item>
                        <text:list-item>
                          <text:p text:style-name="P1">parcourir une liste avec un itérateur (douteux...)</text:p>
                          <text:list>
                            <text:list-item>
                              <text:p text:style-name="P1">while (li.hasNext())</text:p>
                              <text:p text:style-name="P1">{</text:p>
                              <text:p text:style-name="P1"><text:soft-page-break/><text:tab/>System.out.println(li.next());</text:p>
                              <text:p text:style-name="P1">}</text:p>
                            </text:list-item>
                            <text:list-item>
                              <text:p text:style-name="P1">marche pas</text:p>
                            </text:list-item>
                          </text:list>
                        </text:list-item>
                        <text:list-item>
                          <text:p text:style-name="P1">LinkedList utile pour insérer des données au milieu mais lent pour lire tout</text:p>
                        </text:list-item>
                      </text:list>
                    </text:list-item>
                    <text:list-item>
                      <text:p text:style-name="P1">ArrayList</text:p>
                      <text:list>
                        <text:list-item>
                          <text:p text:style-name="P1">particularité : accepte "null" comme donnée</text:p>
                        </text:list-item>
                        <text:list-item>
                          <text:p text:style-name="P1">7 méthodes d'ArrayList (dont 3 déjà vues)</text:p>
                          <text:list>
                            <text:list-item>
                              <text:p text:style-name="P1">size()</text:p>
                            </text:list-item>
                            <text:list-item>
                              <text:p text:style-name="P1">add(...)</text:p>
                            </text:list-item>
                            <text:list-item>
                              <text:p text:style-name="P1">get(...)</text:p>
                            </text:list-item>
                            <text:list-item>
                              <text:p text:style-name="P1">remove(i) // supprime le i+1ème élément</text:p>
                            </text:list-item>
                            <text:list-item>
                              <text:p text:style-name="P1">isEmpty() // true ou false</text:p>
                            </text:list-item>
                            <text:list-item>
                              <text:p text:style-name="P1">removeAll()</text:p>
                            </text:list-item>
                            <text:list-item>
                              <text:p text:style-name="P1">contains(objet) // renvoie booléan aussi</text:p>
                            </text:list-item>
                          </text:list>
                        </text:list-item>
                        <text:list-item>
                          <text:p text:style-name="P1">arraylist rapide pour lire tout mais lent pour insérer supprimer données au milieu</text:p>
                        </text:list-item>
                        <text:list-item>
                          <text:p text:style-name="P1">perso : qu'est ce qu'est donc un ArrayList ?</text:p>
                          <text:list>
                            <text:list-item>
                              <text:p text:style-name="P1">une arraylist est donc un tableau hétéroclite dynamique (tableau donc contigüe en mémoire) et une LinkedList = liste doublement chainée</text:p>
                            </text:list-item>
                          </text:list>
                        </text:list-item>
                      </text:list>
                    </text:list-item>
                  </text:list>
                </text:list-item>
                <text:list-item>
                  <text:p text:style-name="P1">les objets map</text:p>
                  <text:list>
                    <text:list-item>
                      <text:p text:style-name="P1">intro</text:p>
                      <text:list>
                        <text:list-item>
                          <text:p text:style-name="P1">un objet de Map est une liste indicée par des clés</text:p>
                        </text:list-item>
                        <text:list-item>
                          <text:p text:style-name="P1">clé = unique</text:p>
                        </text:list-item>
                        <text:list-item>
                          <text:p text:style-name="P1">valeur pas forcément</text:p>
                        </text:list-item>
                      </text:list>
                    </text:list-item>
                    <text:list-item>
                      <text:p text:style-name="P1">Hashable</text:p>
                      <text:list>
                        <text:list-item>
                          <text:p text:style-name="P1">nom français (connais déjà) : table de hachage</text:p>
                        </text:list-item>
                        <text:list-item>
                          <text:p text:style-name="P1">ses codes ne marchent pas encore une fois !!! Cours de merde</text:p>
                        </text:list-item>
                        <text:list-item>
                          <text:p text:style-name="P1">déclarer un Hashtable : Hashtable ht = new Hashtable();</text:p>
                        </text:list-item>
                        <text:list-item>
                          <text:p text:style-name="P1">ajouter des éléments au hashtable : ht.put(clé, obj);</text:p>
                        </text:list-item>
                        <text:list-item>
                          <text:p text:style-name="P1">stocker ses éléments dans une énumération</text:p>
                          <text:list>
                            <text:list-item>
                              <text:p text:style-name="P1">Enumeration e = ht.elements();</text:p>
                            </text:list-item>
                          </text:list>
                        </text:list-item>
                        <text:list-item>
                          <text:p text:style-name="P1">regarder s'il reste des éléments dans l'énumération : e.hasMoreElements();</text:p>
                        </text:list-item>
                        <text:list-item>
                          <text:p text:style-name="P1">aller à l'élément suivant : e.nextElement();</text:p>
                        </text:list-item>
                        <text:list-item>
                          <text:p text:style-name="P1">parcourir les éléments</text:p>
                          <text:list>
                            <text:list-item>
                              <text:p text:style-name="P1">while(e.hasMoreElements())</text:p>
                              <text:list>
                                <text:list-header>
                                  <text:p text:style-name="P1">System.out.println(e.nextElement());</text:p>
                                </text:list-header>
                              </text:list>
                            </text:list-item>
                          </text:list>
                        </text:list-item>
                        <text:list-item>
                          <text:p text:style-name="P1">6 méthodes d'une table de hachage</text:p>
                          <text:list>
                            <text:list-item>
                              <text:p text:style-name="P4">isEmpty()</text:p>
                            </text:list-item>
                            <text:list-item>
                              <text:p text:style-name="P4">contains(obj)</text:p>
                            </text:list-item>
                            <text:list-item>
                              <text:p text:style-name="P4">containsKey(key)</text:p>
                            </text:list-item>
                            <text:list-item>
                              <text:p text:style-name="P4">put(key, obj)</text:p>
                            </text:list-item>
                            <text:list-item>
                              <text:p text:style-name="P4">elements()</text:p>
                            </text:list-item>
                            <text:list-item>
                              <text:p text:style-name="P4">keys()</text:p>
                            </text:list-item>
                          </text:list>
                        </text:list-item>
                        <text:list-item>
                          <text:p text:style-name="P4">n'accepte pas la valeur null</text:p>
                        </text:list-item>
                        <text:list-item>
                          <text:p text:style-name="P4">Hashtable est threadsafe : plusieurs thread (processus parallèles je crois) peuvent y accéder en même temps sans risque de conflit</text:p>
                        </text:list-item>
                      </text:list>
                    </text:list-item>
                    <text:list-item>
                      <text:p text:style-name="P1">HashMap</text:p>
                      <text:list>
                        <text:list-item>
                          <text:p text:style-name="P1">2 différences avec Hashtable</text:p>
                          <text:list>
                            <text:list-item>
                              <text:p text:style-name="P1">accepte null</text:p>
                            </text:list-item>
                            <text:list-item>
                              <text:p text:style-name="P1"><text:soft-page-break/>pas threadsafe</text:p>
                            </text:list-item>
                          </text:list>
                        </text:list-item>
                      </text:list>
                    </text:list-item>
                  </text:list>
                </text:list-item>
                <text:list-item>
                  <text:p text:style-name="P1">la classe set</text:p>
                  <text:list>
                    <text:list-item>
                      <text:p text:style-name="P1">intro</text:p>
                      <text:list>
                        <text:list-item>
                          <text:p text:style-name="P1">un set est une collection qui n'accepte pas les doublons</text:p>
                        </text:list-item>
                        <text:list-item>
                          <text:p text:style-name="P1">quelques sous classes de set</text:p>
                          <text:list>
                            <text:list-item>
                              <text:p text:style-name="P1">HashSet</text:p>
                            </text:list-item>
                            <text:list-item>
                              <text:p text:style-name="P1">TreeSet</text:p>
                            </text:list-item>
                            <text:list-item>
                              <text:p text:style-name="P1">LinkedHashSet</text:p>
                            </text:list-item>
                          </text:list>
                        </text:list-item>
                        <text:list-item>
                          <text:p text:style-name="P1">quelques différences non nomminatives : certains n'acceptent pas null d'autres pas certains objets etc...</text:p>
                        </text:list-item>
                        <text:list-item>
                          <text:p text:style-name="P1">plutôt destinés à la manipulation de grande quantité de données</text:p>
                        </text:list-item>
                        <text:list-item>
                          <text:p text:style-name="P1">pas très bons pour insertion</text:p>
                        </text:list-item>
                        <text:list-item>
                          <text:p text:style-name="P1">HashSet a des temps d'accés plus courts donc plus généralement utilisé</text:p>
                        </text:list-item>
                        <text:list-item>
                          <text:p text:style-name="P1">utiliser TreeSet si on doit constamment trier</text:p>
                        </text:list-item>
                      </text:list>
                    </text:list-item>
                    <text:list-item>
                      <text:p text:style-name="P1">la classe HashSet</text:p>
                      <text:list>
                        <text:list-item>
                          <text:p text:style-name="P1">deux moyens de parcourir un HashSet</text:p>
                          <text:list>
                            <text:list-item>
                              <text:p text:style-name="P1">en utilisant un Iterator</text:p>
                            </text:list-item>
                            <text:list-item>
                              <text:p text:style-name="P1">en extrayant un tableau d'Object</text:p>
                            </text:list-item>
                          </text:list>
                        </text:list-item>
                        <text:list-item>
                          <text:p text:style-name="P1">flemme d'expliquer comment on fouille dedans, analogue a ce qui a été vu précédemment</text:p>
                        </text:list-item>
                        <text:list-item>
                          <text:p text:style-name="P1">6 méthodes de HashSet</text:p>
                          <text:list>
                            <text:list-item>
                              <text:p text:style-name="P1">add()</text:p>
                            </text:list-item>
                            <text:list-item>
                              <text:p text:style-name="P1">contain(valeur)</text:p>
                            </text:list-item>
                            <text:list-item>
                              <text:p text:style-name="P1">isEmpty()</text:p>
                            </text:list-item>
                            <text:list-item>
                              <text:p text:style-name="P1">iterator()</text:p>
                            </text:list-item>
                            <text:list-item>
                              <text:p text:style-name="P1">remove(obj)</text:p>
                            </text:list-item>
                            <text:list-item>
                              <text:p text:style-name="P1">toArray()</text:p>
                            </text:list-item>
                          </text:list>
                        </text:list-item>
                      </text:list>
                    </text:list-item>
                  </text:list>
                </text:list-item>
              </text:list>
            </text:list-item>
            <text:list-item>
              <text:p text:style-name="P1">la généricité en Java</text:p>
              <text:list>
                <text:list-item>
                  <text:p text:style-name="P1">principe de base</text:p>
                  <text:list>
                    <text:list-item>
                      <text:p text:style-name="P1">cas auquel on veut répondre</text:p>
                      <text:list>
                        <text:list-item>
                          <text:p text:style-name="P1">on veut faire une classe qui peut manipuler n'importe quel type d'objets</text:p>
                        </text:list-item>
                      </text:list>
                    </text:list-item>
                    <text:list-item>
                      <text:p text:style-name="P1">deux autres solutions, mais comportent toutes deux des défauts. Lesquels ?</text:p>
                      <text:list>
                        <text:list-item>
                          <text:p text:style-name="P1">on peut dire que cette classe manipule des Object</text:p>
                          <text:list>
                            <text:list-item>
                              <text:p text:style-name="P1">du coup dans les méthode utilisant cette classe, on doit caster ce qu'elle nous renvoie</text:p>
                            </text:list-item>
                          </text:list>
                        </text:list-item>
                        <text:list-item>
                          <text:p text:style-name="P1">on peut créer une classe par type</text:p>
                          <text:list>
                            <text:list-item>
                              <text:p text:style-name="P1">redondant, copie de code</text:p>
                            </text:list-item>
                            <text:list-item>
                              <text:p text:style-name="P1">très chiant a modifier</text:p>
                            </text:list-item>
                            <text:list-item>
                              <text:p text:style-name="P1">chaque fois qu'on créait une classe dans notre programme, une version de la (future classe générique) supplémentaire devra être créée pour manipuler cette classe en plus.</text:p>
                            </text:list-item>
                          </text:list>
                        </text:list-item>
                      </text:list>
                    </text:list-item>
                    <text:list-item>
                      <text:p text:style-name="P1">Syntaxe généricité</text:p>
                      <text:list>
                        <text:list-item>
                          <text:p text:style-name="P1">public class NomClasse&lt;T&gt;</text:p>
                          <text:list>
                            <text:list-header>
                              <text:p text:style-name="P1">… private T val (etc) ...</text:p>
                            </text:list-header>
                          </text:list>
                        </text:list-item>
                        <text:list-item>
                          <text:p text:style-name="P1">manipulation de la classe : … new NomClasse&lt;int&gt; ...</text:p>
                        </text:list-item>
                      </text:list>
                    </text:list-item>
                    <text:list-item>
                      <text:p text:style-name="P1">Quels types acceptés en paramètres ?</text:p>
                      <text:list>
                        <text:list-item>
                          <text:p text:style-name="P1">que des objets, du coup Integer plutôt que int par exemple</text:p>
                        </text:list-item>
                      </text:list>
                    </text:list-item>
                    <text:list-item>
                      <text:p text:style-name="P1">un wrapper d'un type primitif est la classe correspondant au type (Integer est le wrapper de int)</text:p>
                    </text:list-item>
                    <text:list-item>
                      <text:p text:style-name="P1"><text:soft-page-break/>autoboxing : qu'est ce que c'est ? deux sous concepts. Exemples</text:p>
                      <text:list>
                        <text:list-item>
                          <text:p text:style-name="P1">ça consiste a transformer automatiquement wrapper en type primitif (unboxing) ou inversement (boxing)</text:p>
                        </text:list-item>
                        <text:list-item>
                          <text:p text:style-name="P1">ex de boxing : int i = new Integer();</text:p>
                        </text:list-item>
                      </text:list>
                    </text:list-item>
                    <text:list-item>
                      <text:p text:style-name="P1">généricite multiple</text:p>
                      <text:list>
                        <text:list-item>
                          <text:p text:style-name="P1">passer plusieurs types en paramètre à une fonction</text:p>
                        </text:list-item>
                        <text:list-item>
                          <text:p text:style-name="P1">deux identifiants entre les chevrons, séparés par virgule</text:p>
                        </text:list-item>
                        <text:list-item>
                          <text:p text:style-name="P1">exemple</text:p>
                          <text:list>
                            <text:list-item>
                              <text:p text:style-name="P1">public class Duo&lt;A, B&gt;</text:p>
                            </text:list-item>
                            <text:list-item>
                              <text:p text:style-name="P1">new Duo&lt;Integer, String&gt;</text:p>
                            </text:list-item>
                          </text:list>
                        </text:list-item>
                      </text:list>
                    </text:list-item>
                    <text:list-item>
                      <text:p text:style-name="P1">note : initialiser un type générique dans une classe générique</text:p>
                      <text:list>
                        <text:list-item>
                          <text:p text:style-name="P1">T variable = null;</text:p>
                        </text:list-item>
                        <text:list-item>
                          <text:p text:style-name="P1">bizarre mais logique : T est forcément une classe</text:p>
                        </text:list-item>
                      </text:list>
                    </text:list-item>
                  </text:list>
                </text:list-item>
                <text:list-item>
                  <text:p text:style-name="P1">Généricité et collections</text:p>
                  <text:list>
                    <text:list-item>
                      <text:p text:style-name="P1">intro</text:p>
                      <text:list>
                        <text:list-item>
                          <text:p text:style-name="P1">possibilité utiliser des collections génériques. Comment ? (ex avec ArrayList)</text:p>
                          <text:list>
                            <text:list-item>
                              <text:p text:style-name="P1">List&lt;Integer&gt; liste = new ArrayList&lt;Integer&gt;();</text:p>
                            </text:list-item>
                          </text:list>
                        </text:list-item>
                        <text:list-item>
                          <text:p text:style-name="P1">utilité ? (différence avec un simple tableau ?)</text:p>
                          <text:list>
                            <text:list-item>
                              <text:p text:style-name="P1">tableau dynamique dont on connait le type</text:p>
                            </text:list-item>
                          </text:list>
                        </text:list-item>
                      </text:list>
                    </text:list-item>
                    <text:list-item>
                      <text:p text:style-name="P1">héritage et généricité</text:p>
                      <text:list>
                        <text:list-item>
                          <text:p text:style-name="P1">pas de covariance avec la généricité</text:p>
                          <text:list>
                            <text:list-item>
                              <text:p text:style-name="P1">pas possible List&lt;Voiture&gt; L = new ArrayList&lt;VoitureSansPermis&gt;(); par exemple</text:p>
                            </text:list-item>
                            <text:list-item>
                              <text:p text:style-name="P1">ceci car on pourrait ajouter une voiture a un arrayList de voitures sans permis (pas tout compris... Pourquoi pas même problème avant ?)</text:p>
                            </text:list-item>
                          </text:list>
                        </text:list-item>
                        <text:list-item>
                          <text:p text:style-name="P1">caractère symbolisant n'importe quel type : wildcard "?"</text:p>
                        </text:list-item>
                        <text:list-item>
                          <text:p text:style-name="P1">indiquer pour généricité "telle classe ou une de ses filles" : &lt;? extends Cl&gt;</text:p>
                        </text:list-item>
                        <text:list-item>
                          <text:p text:style-name="P1">verrouille en écriture (pas compris ce qu'il veut dire, il explique mal)</text:p>
                        </text:list-item>
                        <text:list-item>
                          <text:p text:style-name="P1">méthodes déclarées avec type générique verrouillées</text:p>
                        </text:list-item>
                        <text:list-item>
                          <text:p text:style-name="P1">indiquer pour généricité "telle classe ou une de ses mères"</text:p>
                          <text:list>
                            <text:list-item>
                              <text:p text:style-name="P1">&lt;? super Classe&gt;</text:p>
                            </text:list-item>
                          </text:list>
                        </text:list-item>
                      </text:list>
                    </text:list-item>
                  </text:list>
                </text:list-item>
              </text:list>
            </text:list-item>
            <text:list-item>
              <text:p text:style-name="P1">Les flux d'entrée sortie</text:p>
              <text:list>
                <text:list-item>
                  <text:p text:style-name="P1">intro</text:p>
                  <text:list>
                    <text:list-item>
                      <text:p text:style-name="P1">qu'est ce qu'une entrée/sortie ?</text:p>
                      <text:list>
                        <text:list-item>
                          <text:p text:style-name="P1">un échange entre le programme et une autre source (périphérique, mémoire, fichier, programme lui même etc)</text:p>
                        </text:list-item>
                      </text:list>
                    </text:list-item>
                    <text:list-item>
                      <text:p text:style-name="P1">quelle entité java utilise t-il pour gérer les entrées sorties ?</text:p>
                      <text:list>
                        <text:list-item>
                          <text:p text:style-name="P1">un stream (flux)</text:p>
                        </text:list-item>
                      </text:list>
                    </text:list-item>
                    <text:list-item>
                      <text:p text:style-name="P1">que faut-il faire à chaque fois qu'on utilise un flux ?</text:p>
                      <text:list>
                        <text:list-item>
                          <text:p text:style-name="P1">ouvrir le flux</text:p>
                        </text:list-item>
                        <text:list-item>
                          <text:p text:style-name="P1">lire / écrire</text:p>
                        </text:list-item>
                        <text:list-item>
                          <text:p text:style-name="P1">fermer le flux</text:p>
                        </text:list-item>
                      </text:list>
                    </text:list-item>
                    <text:list-item>
                      <text:p text:style-name="P1">plein d'objets sont utilisés pour travailler avec les flux. Ils se divisent en deux catégories, qui sont</text:p>
                      <text:list>
                        <text:list-item>
                          <text:p text:style-name="P1">les objets travaillant avec des flux d'entrée</text:p>
                        </text:list-item>
                        <text:list-item>
                          <text:p text:style-name="P1">les objets travaillant avec des flux de sortie</text:p>
                        </text:list-item>
                      </text:list>
                    </text:list-item>
                  </text:list>
                </text:list-item>
                <text:list-item>
                  <text:p text:style-name="P1">utilisation de java .io</text:p>
                  <text:list>
                    <text:list-item>
                      <text:p text:style-name="P1">la classe File</text:p>
                      <text:list>
                        <text:list-item>
                          <text:p text:style-name="P1">pour l'exemple : créer un fichier et le mettre dans le dossier (créer à la main <text:soft-page-break/>pas en programmant)</text:p>
                        </text:list-item>
                        <text:list-item>
                          <text:p text:style-name="P1">faire un import pour utiliser des fichiers</text:p>
                          <text:list>
                            <text:list-item>
                              <text:p text:style-name="P1">import java.io.File;</text:p>
                            </text:list-item>
                          </text:list>
                        </text:list-item>
                        <text:list-item>
                          <text:p text:style-name="P1">créer un objet fichier (apparemment différent d'un vrai fichier)</text:p>
                          <text:list>
                            <text:list-item>
                              <text:p text:style-name="P1">File fichier = new Fichier("test.txt"); // test.txt a déjà été créé à la main ! Cette ligne créait juste le lien entre l'objet fichier et le fichier test.</text:p>
                            </text:list-item>
                          </text:list>
                        </text:list-item>
                        <text:list-item>
                          <text:p text:style-name="P1">méthodes sur le File</text:p>
                          <text:list>
                            <text:list-item>
                              <text:p text:style-name="P1">obtenir son chemin absolu : getAbsolutePath()</text:p>
                            </text:list-item>
                            <text:list-item>
                              <text:p text:style-name="P1">son nom : getName()</text:p>
                            </text:list-item>
                            <text:list-item>
                              <text:p text:style-name="P1">savoir s'il existe : exists();</text:p>
                            </text:list-item>
                            <text:list-item>
                              <text:p text:style-name="P1">si c'est un dossier : isDirectory();</text:p>
                            </text:list-item>
                            <text:list-item>
                              <text:p text:style-name="P1">si c'est un fichier : isFile();</text:p>
                            </text:list-item>
                            <text:list-item>
                              <text:p text:style-name="P1">obtenir les fichiers/dossiers à la racine du fichier ? listRoot();</text:p>
                            </text:list-item>
                            <text:list-item>
                              <text:p text:style-name="P1">lister les fichiers et dossiers d'un répertoire ? listFiles();</text:p>
                            </text:list-item>
                            <text:list-item>
                              <text:p text:style-name="P1">détruire un fichier : delete();</text:p>
                            </text:list-item>
                            <text:list-item>
                              <text:p text:style-name="P1">créer un répertoire : mkdir(); // créait un répertoire du nom de l'objet</text:p>
                            </text:list-item>
                          </text:list>
                        </text:list-item>
                        <text:list-item>
                          <text:p text:style-name="P1">création fichier... Créait vraiment ? Même question pour supprimer</text:p>
                          <text:list>
                            <text:list-item>
                              <text:p text:style-name="P1">du mal a comprendre...</text:p>
                            </text:list-item>
                            <text:list-item>
                              <text:p text:style-name="P1">File f = new File(test.txt); ne créait rien (faut créer à la main)</text:p>
                            </text:list-item>
                            <text:list-item>
                              <text:p text:style-name="P1">mais delete() détruit</text:p>
                            </text:list-item>
                            <text:list-item>
                              <text:p text:style-name="P1">logique en fait : l'objet File existe toujours, la méthode gère le vrai fichier</text:p>
                            </text:list-item>
                          </text:list>
                        </text:list-item>
                      </text:list>
                    </text:list-item>
                    <text:list-item>
                      <text:p text:style-name="P1">Les classes FileInputStream et FileOutputStream</text:p>
                      <text:list>
                        <text:list-item>
                          <text:p text:style-name="P1">à quoi servent ces objets ?</text:p>
                          <text:list>
                            <text:list-item>
                              <text:p text:style-name="P1">à lire et écrire dans des fichiers</text:p>
                            </text:list-item>
                          </text:list>
                        </text:list-item>
                        <text:list-item>
                          <text:p text:style-name="P1">héritent de deux classes abstraites</text:p>
                          <text:list>
                            <text:list-item>
                              <text:p text:style-name="P1">InputStream</text:p>
                            </text:list-item>
                            <text:list-item>
                              <text:p text:style-name="P1">OutputStream</text:p>
                            </text:list-item>
                          </text:list>
                        </text:list-item>
                        <text:list-item>
                          <text:p text:style-name="P1">laquelle sert a lire et laquelle sert à écrire ?</text:p>
                          <text:list>
                            <text:list-item>
                              <text:p text:style-name="P1">input = lecture</text:p>
                            </text:list-item>
                            <text:list-item>
                              <text:p text:style-name="P1">output = écriture</text:p>
                            </text:list-item>
                          </text:list>
                        </text:list-item>
                        <text:list-item>
                          <text:p text:style-name="P1">ouvrir un fichier en lecture / en écriture</text:p>
                          <text:list>
                            <text:list-item>
                              <text:p text:style-name="P1">import java.io.FileInputStream;</text:p>
                            </text:list-item>
                            <text:list-item>
                              <text:p text:style-name="P1">import java.io.FileOutputStream;</text:p>
                            </text:list-item>
                            <text:list-item>
                              <text:p text:style-name="P1">…</text:p>
                            </text:list-item>
                            <text:list-item>
                              <text:p text:style-name="P1">FileInputStream fis = new FileInputStream(new File("fichExistant.txt"));</text:p>
                            </text:list-item>
                            <text:list-item>
                              <text:p text:style-name="P1">FileOutputStream fos = new FileOutputStream(new File("fichier.txt"));</text:p>
                            </text:list-item>
                            <text:list-item>
                              <text:p text:style-name="P1">...</text:p>
                            </text:list-item>
                          </text:list>
                        </text:list-item>
                        <text:list-item>
                          <text:p text:style-name="P1">créer un buffeur pour lecture / écriture</text:p>
                          <text:list>
                            <text:list-item>
                              <text:p text:style-name="P1">byte[] buf = new byte[8];</text:p>
                            </text:list-item>
                          </text:list>
                        </text:list-item>
                        <text:list-item>
                          <text:p text:style-name="P1">lire / écrire dans un buffeur (pas sur d'avoir compris)</text:p>
                          <text:list>
                            <text:list-item>
                              <text:p text:style-name="P1">fis.read();</text:p>
                            </text:list-item>
                            <text:list-item>
                              <text:p text:style-name="P1">fos.write();</text:p>
                            </text:list-item>
                          </text:list>
                        </text:list-item>
                        <text:list-item>
                          <text:p text:style-name="P1">attraper exceptions si FileInputStream ne trouve aucun fichier et si une erreur écriture / lecture est trouvée</text:p>
                          <text:list>
                            <text:list-item>
                              <text:p text:style-name="P1">import java.io.FileNotFoundException;</text:p>
                            </text:list-item>
                            <text:list-item>
                              <text:p text:style-name="P1">import java.io.IOException;</text:p>
                            </text:list-item>
                            <text:list-item>
                              <text:p text:style-name="P1">…</text:p>
                            </text:list-item>
                            <text:list-item>
                              <text:p text:style-name="P1">try catch l'exception machin etc</text:p>
                            </text:list-item>
                            <text:list-item>
                              <text:p text:style-name="P1">pour chaque exception, dans le catch : e.printStackTrace();</text:p>
                            </text:list-item>
                          </text:list>
                        </text:list-item>
                        <text:list-item>
                          <text:p text:style-name="P1"><text:soft-page-break/>L'ouverture en écriture d'un fichier inexistant a pour conséquence la création de ce dernier</text:p>
                        </text:list-item>
                        <text:list-item>
                          <text:p text:style-name="P1">s'assurer après avoir manipulé un fichier de toujours fermer les objets qui le manipule en lecture et écriture. Ceci, or du try dans le finally au cas où il y ait une erreur. Car si on ne les ferme pas, ça bouffe de la RAM que ça ne rend que lorsqu'on rallume l'ordi</text:p>
                        </text:list-item>
                        <text:list-item>
                          <text:p text:style-name="P1">FileInputStream et FileOutputStream travaillent avec un nombre déterminé d'octets : 8 je crois.</text:p>
                        </text:list-item>
                        <text:list-item>
                          <text:p text:style-name="P1">tout ce qui a été dit précédemment : relatif a UNICODE 1</text:p>
                        </text:list-item>
                        <text:list-item>
                          <text:p text:style-name="P1">caractères spéciaux (dont accents) non compris. Du coup, remplacés par négatif et point d'interrogation.</text:p>
                        </text:list-item>
                      </text:list>
                    </text:list-item>
                    <text:list-item>
                      <text:p text:style-name="P1">les classes FilterInputStream et FilterOutputStream</text:p>
                      <text:list>
                        <text:list-item>
                          <text:p text:style-name="P1">classes abstraites</text:p>
                        </text:list-item>
                        <text:list-item>
                          <text:p text:style-name="P1">pour chacune des deux : 4 classes filles. Lesquelles ?</text:p>
                          <text:list>
                            <text:list-item>
                              <text:p text:style-name="P1">Data(Input/Output)Stream</text:p>
                              <text:list>
                                <text:list-item>
                                  <text:p text:style-name="P1">permet de lire directement des types primitifs via methodes genre readDouble(), readInt() etc</text:p>
                                </text:list-item>
                              </text:list>
                            </text:list-item>
                            <text:list-item>
                              <text:p text:style-name="P1">Buffered(...)</text:p>
                              <text:list>
                                <text:list-item>
                                  <text:p text:style-name="P1">offre un tampon a disposition : on lit / écrit dedans puis le tampon est transité</text:p>
                                </text:list-item>
                              </text:list>
                            </text:list-item>
                            <text:list-item>
                              <text:p text:style-name="P1">PushBack...</text:p>
                              <text:list>
                                <text:list-item>
                                  <text:p text:style-name="P1">permet de remettre dans le flux un octet déjà manipulé</text:p>
                                </text:list-item>
                              </text:list>
                            </text:list-item>
                            <text:list-item>
                              <text:p text:style-name="P1">LineNumber...</text:p>
                              <text:list>
                                <text:list-item>
                                  <text:p text:style-name="P1">donne le numéro de ligne lu / écrit à chaque instant</text:p>
                                </text:list-item>
                              </text:list>
                            </text:list-item>
                          </text:list>
                        </text:list-item>
                        <text:list-item>
                          <text:p text:style-name="P1">BufferedInputStream incroyablement plus rapide que FileInputStream</text:p>
                        </text:list-item>
                        <text:list-item>
                          <text:p text:style-name="P1">perso : pourquoi telle rapidité ? (je pense)</text:p>
                          <text:list>
                            <text:list-item>
                              <text:p text:style-name="P1">parce que Buffered fait la majorité du travail dans les buffers donc dans la mémoire cache, là où FileInputStream fait tout dans la RAM</text:p>
                            </text:list-item>
                          </text:list>
                        </text:list-item>
                        <text:list-item>
                          <text:p text:style-name="P1">comment (grossièrement) utiliser un Data(I/O)...</text:p>
                          <text:list>
                            <text:list-item>
                              <text:p text:style-name="P1">déclarer en mode Data(...) dxs = new Data(...)(new Buffered...(new File... (new File("nomFichier.txt"))));</text:p>
                            </text:list-item>
                            <text:list-item>
                              <text:p text:style-name="P1">puis manipuler le dxs avec les méthodes</text:p>
                            </text:list-item>
                            <text:list-item>
                              <text:p text:style-name="P1">méthodes au format (read/write)(Type)</text:p>
                            </text:list-item>
                            <text:list-item>
                              <text:p text:style-name="P1">ex : dos.writeBoolean(true);</text:p>
                            </text:list-item>
                          </text:list>
                        </text:list-item>
                      </text:list>
                    </text:list-item>
                    <text:list-item>
                      <text:p text:style-name="P1">Les ObjectInputStream et ObjectOutputStream</text:p>
                      <text:list>
                        <text:list-item>
                          <text:p text:style-name="P1">comment s'appelle la sauvegarde d'objets dans des fichiers ? : la sérialisation</text:p>
                        </text:list-item>
                        <text:list-item>
                          <text:p text:style-name="P1">importer classe permettant l'écriture et lecture d'objects dans des fichiers</text:p>
                          <text:list>
                            <text:list-item>
                              <text:p text:style-name="P1">import java.io.Serializable;</text:p>
                            </text:list-item>
                          </text:list>
                        </text:list-item>
                        <text:list-item>
                          <text:p text:style-name="P1">Une classe qu'on créait est sauvegardable ssi elle implement Serializable</text:p>
                        </text:list-item>
                        <text:list-item>
                          <text:p text:style-name="P1">ouvrir un fichier en lecture et en écriture d'objets</text:p>
                          <text:list>
                            <text:list-item>
                              <text:p text:style-name="P1">oos = new ObjectOutputStream (new BufferedOutputStream (new FileOutputStream (new File ("jeux.txt"))));</text:p>
                            </text:list-item>
                            <text:list-item>
                              <text:p text:style-name="P1">analogue pour lecture</text:p>
                            </text:list-item>
                          </text:list>
                        </text:list-item>
                        <text:list-item>
                          <text:p text:style-name="P1">note : que faut il faire si l'objet a sauver a un autre objet comme attribut ?</text:p>
                          <text:list>
                            <text:list-item>
                              <text:p text:style-name="P1">s'assurer que son objet attribut est aussi serializable</text:p>
                            </text:list-item>
                            <text:list-item>
                              <text:p text:style-name="P1">OU s'assurer que l'objet attribut ne soit pas sauvé en même temps</text:p>
                            </text:list-item>
                          </text:list>
                        </text:list-item>
                        <text:list-item>
                          <text:p text:style-name="P1">dans la classe sauvable, déclarer l'objet attribut comme étant transient !</text:p>
                        </text:list-item>
                        <text:list-item>
                          <text:p text:style-name="P1">pas sur : impossible de manipuler un objet déclaré transient : ignoré</text:p>
                        </text:list-item>
                      </text:list>
                    </text:list-item>
                    <text:list-item>
                      <text:p text:style-name="P1">Les classes CharArray(Writer/Reader) et String(Writer/Reader)</text:p>
                      <text:list>
                        <text:list-item>
                          <text:p text:style-name="P1">quasiment identiques et ont les mêmes méthodes que leur classe mère</text:p>
                        </text:list-item>
                        <text:list-item>
                          <text:p text:style-name="P1"><text:soft-page-break/>permettent d'utiliser un buffer adaptatif</text:p>
                        </text:list-item>
                        <text:list-item>
                          <text:p text:style-name="P1">je comprend, mais flemme de tester et noter. cf milieu du chapitre environ.</text:p>
                        </text:list-item>
                      </text:list>
                    </text:list-item>
                    <text:list-item>
                      <text:p text:style-name="P1">Les classes File(Writer/Reader) et Print(Writer/Reader)</text:p>
                      <text:list>
                        <text:list-item>
                          <text:p text:style-name="P1">idem</text:p>
                        </text:list-item>
                      </text:list>
                    </text:list-item>
                  </text:list>
                </text:list-item>
                <text:list-item>
                  <text:p text:style-name="P1">utilisation de java.nio</text:p>
                  <text:list>
                    <text:list-item>
                      <text:p text:style-name="P1">signification nio : new input output (amélioration de io sortie après)</text:p>
                    </text:list-item>
                    <text:list-item>
                      <text:p text:style-name="P1">différence principale regroupement données pour traitement</text:p>
                      <text:list>
                        <text:list-item>
                          <text:p text:style-name="P1">io traite par octets</text:p>
                        </text:list-item>
                        <text:list-item>
                          <text:p text:style-name="P1">nio traite par paquets → plus rapide</text:p>
                        </text:list-item>
                      </text:list>
                    </text:list-item>
                    <text:list-item>
                      <text:p text:style-name="P1">deux classes du package essentielle + fonctionnement grossier</text:p>
                      <text:list>
                        <text:list-item>
                          <text:p text:style-name="P1">Channels</text:p>
                        </text:list-item>
                        <text:list-item>
                          <text:p text:style-name="P1">Buffer</text:p>
                        </text:list-item>
                        <text:list-item>
                          <text:p text:style-name="P1">Lorsqu'on ouvre un fichier avec nio on récupère un canal et un buffer qui nous permettent d'aller encore plus vite qu'avec buffered(...)</text:p>
                        </text:list-item>
                      </text:list>
                    </text:list-item>
                    <text:list-item>
                      <text:p text:style-name="P1">idem pour suite, flemme cf cours</text:p>
                    </text:list-item>
                    <text:list-item>
                      <text:p text:style-name="P1">note quand même : fermer manuellement fichiers, réseau etc</text:p>
                    </text:list-item>
                    <text:list-item>
                      <text:p text:style-name="P1">nouveauté dans java 7 pour fermer automatiquement dans un try</text:p>
                      <text:list>
                        <text:list-item>
                          <text:p text:style-name="P1">try with ressources</text:p>
                        </text:list-item>
                        <text:list-item>
                          <text:p text:style-name="P1">try (déclaration de ce qui doit être fermé obligatoirement)</text:p>
                        </text:list-item>
                        <text:list-item>
                          <text:p text:style-name="P1">séparés par des ";"</text:p>
                        </text:list-item>
                        <text:list-item>
                          <text:p text:style-name="P1">pas besoin de déclarer en dehors du try</text:p>
                        </text:list-item>
                        <text:list-item>
                          <text:p text:style-name="P1">pas besoin de fermer manuellement</text:p>
                        </text:list-item>
                        <text:list-item>
                          <text:p text:style-name="P1">pas besoin de finally</text:p>
                        </text:list-item>
                        <text:list-item>
                          <text:p text:style-name="P1">ferme automatiquement à la sortie du try même si erreur</text:p>
                        </text:list-item>
                      </text:list>
                    </text:list-item>
                    <text:list-item>
                      <text:p text:style-name="P1">que faire pour ouvertures emboitées ?</text:p>
                      <text:list>
                        <text:list-item>
                          <text:p text:style-name="P1">marche pas si on emboite genre new machin(new machin(new machin()))</text:p>
                        </text:list-item>
                        <text:list-item>
                          <text:p text:style-name="P1">du coup, séparer genre a= new machin() ; b = new machin(a) ; c (… etc)</text:p>
                        </text:list-item>
                      </text:list>
                    </text:list-item>
                    <text:list-item>
                      <text:p text:style-name="P1">attention : marche pas avec toutes les classes !!! Conditions</text:p>
                      <text:list>
                        <text:list-item>
                          <text:p text:style-name="P1">marche qu'avec les classes héritant d'AutoCloseable (ex FileInputStream etc)</text:p>
                        </text:list-item>
                      </text:list>
                    </text:list-item>
                  </text:list>
                </text:list-item>
                <text:list-item>
                  <text:p text:style-name="P1">depuis java 7 : nio II</text:p>
                  <text:list>
                    <text:list-item>
                      <text:p text:style-name="P1">remplaçant de java.io.File (classe) = java.nio.file.Path (interface)</text:p>
                    </text:list-item>
                    <text:list-item>
                      <text:p text:style-name="P1">5 améliorations principales</text:p>
                      <text:list>
                        <text:list-item>
                          <text:p text:style-name="P1">meilleure gestion des exceptions (précise davantage)</text:p>
                        </text:list-item>
                        <text:list-item>
                          <text:p text:style-name="P1">accés complet au système de fichiers (supporte liens etc)</text:p>
                        </text:list-item>
                        <text:list-item>
                          <text:p text:style-name="P1">ajout de méthodes (copie/déplace fichiers, lecture/ecriture binaire/texte, etc)</text:p>
                        </text:list-item>
                        <text:list-item>
                          <text:p text:style-name="P1">récupérer la liste des fichiers d'un répertoire via un flux</text:p>
                        </text:list-item>
                        <text:list-item>
                          <text:p text:style-name="P1">remplacement cité ci dessus (file.Path)</text:p>
                        </text:list-item>
                      </text:list>
                    </text:list-item>
                    <text:list-item>
                      <text:p text:style-name="P1">obtenir l'objet chemin d'un fichier : Path path = Paths.get("fichier");</text:p>
                    </text:list-item>
                    <text:list-item>
                      <text:p text:style-name="P1">obtenir le chemin obsolut d'un objet chemin : path.toAbsolutePath();</text:p>
                    </text:list-item>
                    <text:list-item>
                      <text:p text:style-name="P1">savoir si le fichier décrit par l'objet chemin existe : Files.exists(path);</text:p>
                    </text:list-item>
                    <text:list-item>
                      <text:p text:style-name="P1">obtenir le nom du fichier décrit par l'objet : path.getFileName();</text:p>
                    </text:list-item>
                    <text:list-item>
                      <text:p text:style-name="P1">savoir si c'est un répertoire : Files.isDirectory(path);</text:p>
                    </text:list-item>
                    <text:list-item>
                      <text:p text:style-name="P1">avec Files, possible lister contenu répertoire grace a un objet DirectoryStream</text:p>
                    </text:list-item>
                    <text:list-item>
                      <text:p text:style-name="P1">avantage : évite de charger tous les fichiers en mémoire</text:p>
                    </text:list-item>
                    <text:list-item>
                      <text:p text:style-name="P1">code pour lister le contenu d'un programme : flemme, trop lourd (40ème page de code...)</text:p>
                    </text:list-item>
                    <text:list-item>
                      <text:p text:style-name="P1">copie : idem : cf cours</text:p>
                    </text:list-item>
                    <text:list-item>
                      <text:p text:style-name="P1">déplacement : idem</text:p>
                    </text:list-item>
                    <text:list-item>
                      <text:p text:style-name="P1">ouverture de flux (4) : idem</text:p>
                    </text:list-item>
                    <text:list-item>
                      <text:p text:style-name="P1"><text:soft-page-break/>gérer zip idem</text:p>
                    </text:list-item>
                    <text:list-item>
                      <text:p text:style-name="P1">autres</text:p>
                    </text:list-item>
                  </text:list>
                </text:list-item>
                <text:list-item>
                  <text:p text:style-name="P1">le pattern decorate</text:p>
                  <text:list>
                    <text:list-item>
                      <text:p text:style-name="P1">reste : juste lecture, trop lourd</text:p>
                    </text:list-item>
                    <text:list-item>
                      <text:p text:style-name="P1">en gros : principe</text:p>
                      <text:list>
                        <text:list-item>
                          <text:p text:style-name="P1">on veut ajouter des fonctionnalités à un objet sans modifier la classe</text:p>
                        </text:list-item>
                        <text:list-item>
                          <text:p text:style-name="P1">on fait une classe récursive (avec une classe de début et une classe "de trasition", toutes étant de même supertype)</text:p>
                        </text:list-item>
                        <text:list-item>
                          <text:p text:style-name="P1">dans les classes de transition on met un objet de type le super type en paramètre</text:p>
                        </text:list-item>
                        <text:list-item>
                          <text:p text:style-name="P1">on créait un nouvel objet du type de transition et lui passe en paramètre un autre type de transition auquel on passe en paramètre un autre type de transition et ainsi de suite jusqu'au type d'initiation</text:p>
                        </text:list-item>
                        <text:list-item>
                          <text:p text:style-name="P1">exemple : Patisserie gat = new CoucheChocolat (new CoucheCaramel (new CoucheVanille (new Gateau)));</text:p>
                        </text:list-item>
                        <text:list-item>
                          <text:p text:style-name="P1">comme avec les File</text:p>
                        </text:list-item>
                      </text:list>
                    </text:list-item>
                  </text:list>
                </text:list-item>
              </text:list>
            </text:list-item>
            <text:list-item>
              <text:p text:style-name="P1">java et la réflexivité</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10-07T13:09:01</meta:creation-date>
    <meta:generator>OpenOffice/4.1.1$Unix OpenOffice.org_project/411m6$Build-9775</meta:generator>
    <dc:date>2014-11-18T01:38:40</dc:date>
    <dc:creator>yjfjyf jjku</dc:creator>
    <meta:editing-duration>P3DT14H19M5S</meta:editing-duration>
    <meta:editing-cycles>878</meta:editing-cycles>
    <meta:document-statistic meta:table-count="0" meta:image-count="0" meta:object-count="0" meta:page-count="29" meta:paragraph-count="1227" meta:word-count="10003" meta:character-count="55064"/>
  </office:meta>
</office:document-meta>
</file>